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2.7pt"/>
    </style:style>
    <style:style style:name="co2" style:family="table-column">
      <style:table-column-properties fo:break-before="auto" style:column-width="274.79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432.31pt"/>
    </style:style>
    <style:style style:name="co5" style:family="table-column">
      <style:table-column-properties fo:break-before="auto" style:column-width="237.74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417.86pt"/>
    </style:style>
    <style:style style:name="co8" style:family="table-column">
      <style:table-column-properties fo:break-before="auto" style:column-width="248.06pt"/>
    </style:style>
    <style:style style:name="co9" style:family="table-column">
      <style:table-column-properties fo:break-before="auto" style:column-width="373.61pt"/>
    </style:style>
    <style:style style:name="co10" style:family="table-column">
      <style:table-column-properties fo:break-before="auto" style:column-width="250.1pt"/>
    </style:style>
    <style:style style:name="co11" style:family="table-column">
      <style:table-column-properties fo:break-before="auto" style:column-width="421.99pt"/>
    </style:style>
    <style:style style:name="co12" style:family="table-column">
      <style:table-column-properties fo:break-before="auto" style:column-width="273.74pt"/>
    </style:style>
    <style:style style:name="co13" style:family="table-column">
      <style:table-column-properties fo:break-before="auto" style:column-width="401.41pt"/>
    </style:style>
    <style:style style:name="co14" style:family="table-column">
      <style:table-column-properties fo:break-before="auto" style:column-width="334.49pt"/>
    </style:style>
    <style:style style:name="co15" style:family="table-column">
      <style:table-column-properties fo:break-before="auto" style:column-width="221.24pt"/>
    </style:style>
    <style:style style:name="co16" style:family="table-column">
      <style:table-column-properties fo:break-before="auto" style:column-width="363.29pt"/>
    </style:style>
    <style:style style:name="co17" style:family="table-column">
      <style:table-column-properties fo:break-before="auto" style:column-width="240.86pt"/>
    </style:style>
    <style:style style:name="co18" style:family="table-column">
      <style:table-column-properties fo:break-before="auto" style:column-width="354.05pt"/>
    </style:style>
    <style:style style:name="co19" style:family="table-column">
      <style:table-column-properties fo:break-before="auto" style:column-width="227.45pt"/>
    </style:style>
    <style:style style:name="co20" style:family="table-column">
      <style:table-column-properties fo:break-before="auto" style:column-width="377.74pt"/>
    </style:style>
    <style:style style:name="co21" style:family="table-column">
      <style:table-column-properties fo:break-before="auto" style:column-width="239.81pt"/>
    </style:style>
    <style:style style:name="co22" style:family="table-column">
      <style:table-column-properties fo:break-before="auto" style:column-width="262.46pt"/>
    </style:style>
    <style:style style:name="co23" style:family="table-column">
      <style:table-column-properties fo:break-before="auto" style:column-width="426.1pt"/>
    </style:style>
    <style:style style:name="co24" style:family="table-column">
      <style:table-column-properties fo:break-before="auto" style:column-width="247.01pt"/>
    </style:style>
    <style:style style:name="co25" style:family="table-column">
      <style:table-column-properties fo:break-before="auto" style:column-width="427.15pt"/>
    </style:style>
    <style:style style:name="co26" style:family="table-column">
      <style:table-column-properties fo:break-before="auto" style:column-width="370.49pt"/>
    </style:style>
    <style:style style:name="co27" style:family="table-column">
      <style:table-column-properties fo:break-before="auto" style:column-width="204.01pt"/>
    </style:style>
    <style:style style:name="co28" style:family="table-column">
      <style:table-column-properties fo:break-before="auto" style:column-width="288.51pt"/>
    </style:style>
    <style:style style:name="co29" style:family="table-column">
      <style:table-column-properties fo:break-before="auto" style:column-width="244.09pt"/>
    </style:style>
    <style:style style:name="co30" style:family="table-column">
      <style:table-column-properties fo:break-before="auto" style:column-width="317.99pt"/>
    </style:style>
    <style:style style:name="co31" style:family="table-column">
      <style:table-column-properties fo:break-before="auto" style:column-width="211.49pt"/>
    </style:style>
    <style:style style:name="co32" style:family="table-column">
      <style:table-column-properties fo:break-before="auto" style:column-width="321.76pt"/>
    </style:style>
    <style:style style:name="co33" style:family="table-column">
      <style:table-column-properties fo:break-before="auto" style:column-width="208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31.95pt" fo:break-before="auto" style:use-optimal-row-height="false"/>
    </style:style>
    <style:style style:name="ro5" style:family="table-row">
      <style:table-row-properties style:row-height="30.6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ta1" style:family="table" style:master-page-name="PageStyle_5f_May_20_2016">
      <style:table-properties table:display="true" style:writing-mode="lr-tb"/>
    </style:style>
    <style:style style:name="ta2" style:family="table" style:master-page-name="PageStyle_5f_Pipeline_20_as_20_of_20_June_20_01">
      <style:table-properties table:display="true" style:writing-mode="lr-tb"/>
    </style:style>
    <style:style style:name="ta3" style:family="table" style:master-page-name="PageStyle_5f_April_20_2016">
      <style:table-properties table:display="true" style:writing-mode="lr-tb"/>
    </style:style>
    <style:style style:name="ta4" style:family="table" style:master-page-name="PageStyle_5f_March_20_2016">
      <style:table-properties table:display="true" style:writing-mode="lr-tb"/>
    </style:style>
    <style:style style:name="ta5" style:family="table" style:master-page-name="PageStyle_5f_February_20_2016">
      <style:table-properties table:display="true" style:writing-mode="lr-tb"/>
    </style:style>
    <style:style style:name="ta6" style:family="table" style:master-page-name="PageStyle_5f_January_20_2016">
      <style:table-properties table:display="true" style:writing-mode="lr-tb"/>
    </style:style>
    <style:style style:name="ta7" style:family="table" style:master-page-name="PageStyle_5f_December_20_2015">
      <style:table-properties table:display="true" style:writing-mode="lr-tb"/>
    </style:style>
    <style:style style:name="ta8" style:family="table" style:master-page-name="PageStyle_5f_November_20_2015">
      <style:table-properties table:display="true" style:writing-mode="lr-tb"/>
    </style:style>
    <style:style style:name="ta9" style:family="table" style:master-page-name="PageStyle_5f_October_20_2015">
      <style:table-properties table:display="true" style:writing-mode="lr-tb"/>
    </style:style>
    <style:style style:name="ta10" style:family="table" style:master-page-name="PageStyle_5f_September_20_2015">
      <style:table-properties table:display="true" style:writing-mode="lr-tb"/>
    </style:style>
    <style:style style:name="ta11" style:family="table" style:master-page-name="PageStyle_5f_August_20_2015">
      <style:table-properties table:display="true" style:writing-mode="lr-tb"/>
    </style:style>
    <style:style style:name="ta12" style:family="table" style:master-page-name="PageStyle_5f_July_20_2015">
      <style:table-properties table:display="true" style:writing-mode="lr-tb"/>
    </style:style>
    <style:style style:name="ta13" style:family="table" style:master-page-name="PageStyle_5f_June_20_2015">
      <style:table-properties table:display="true" style:writing-mode="lr-tb"/>
    </style:style>
    <style:style style:name="ta14" style:family="table" style:master-page-name="PageStyle_5f_May_20_2015">
      <style:table-properties table:display="true" style:writing-mode="lr-tb"/>
    </style:style>
    <style:style style:name="ta15" style:family="table" style:master-page-name="PageStyle_5f_April_20_2015">
      <style:table-properties table:display="true" style:writing-mode="lr-tb"/>
    </style:style>
    <style:style style:name="ta16" style:family="table" style:master-page-name="PageStyle_5f_March_20_2015">
      <style:table-properties table:display="true" style:writing-mode="lr-tb"/>
    </style:style>
    <style:style style:name="ta17" style:family="table" style:master-page-name="PageStyle_5f_February_20_2015">
      <style:table-properties table:display="true" style:writing-mode="lr-tb"/>
    </style:style>
    <style:style style:name="ta18" style:family="table" style:master-page-name="PageStyle_5f_January_20_2015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 style:rotation-align="none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99">
      <style:table-cell-properties fo:background-color="transparent" style:rotation-align="none"/>
    </style:style>
    <style:style style:name="ce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99">
      <style:table-cell-properties fo:background-color="transparent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8" style:family="table-cell" style:parent-style-name="Default" style:data-style-name="N99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 style:data-style-name="N99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0.74pt solid #95b3d7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95b3d7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95b3d7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95b3d7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y 2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1886-016-072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214-016-024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67-016-336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2160-016-979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2671-016-051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262-016-039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262-016-040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3194-016-014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007-016-937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554-016-088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269-016-132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3758/s13414-016-110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0817-016-936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654-016-014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489-016-079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2281-016-025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00426-016-077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40272-016-017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259-016-338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253-016-751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584-016-167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158-016-144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947-016-173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330-016-436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897-016-996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00221-016-465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701-016-001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0554-016-089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0802-016-016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40264-016-042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405-016-406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415-016-812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018-016-222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661-016-352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464-016-493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165-016-0377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395-016-055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3347-016-021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096-016-264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104-016-290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sch Centrum Tandheelkunde Amsterdam (ACTA)</text:p>
          </table:table-cell>
          <table:table-cell table:style-name="ce1" office:value-type="string" calcext:value-type="string">
            <text:p>10.1007/s00248-016-077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3593-016-037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00357-016-919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00723-016-078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3524-016-047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545-016-993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745-016-982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therlands Institute for Neuroscience</text:p>
          </table:table-cell>
          <table:table-cell table:style-name="ce1" office:value-type="string" calcext:value-type="string">
            <text:p>10.1007/s00429-016-122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569-016-026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610-016-931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04-016-172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792-016-023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1205-016-134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1605-016-315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00520-016-322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431-016-272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926-016-964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018-016-223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3758/s13414-016-112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433-016-037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955-016-152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639-016-949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1121-016-065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00161-016-050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784-016-182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134-016-435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28-016-194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551-016-318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018-016-224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1255-016-130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2560-016-923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0554-016-090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1892-016-075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216-016-959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964-016-049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244-016-055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40839-016-002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750-016-279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218-016-934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401-016-157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1886-016-074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280-016-305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40279-016-055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3758/s13415-016-043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192-016-303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291-016-054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00394-016-121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657-016-953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00453-016-016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264-016-320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53-016-757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31-016-272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348-016-218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116-016-970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40940-016-002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403-016-165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140/epjb/e2016-7006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2053-016-945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345-016-184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64-016-497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64-016-495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623-016-021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00031-016-939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687-016-025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170-016-886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858-016-003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40802-016-005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357-016-9200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0484-016-933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245/s10434-016-526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803-016-280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464-016-497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0654-016-015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00420-016-114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464-016-497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803-016-281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1060-016-214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405-016-408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therlands Institute of Ecology</text:p>
          </table:table-cell>
          <table:table-cell table:style-name="ce1" office:value-type="string" calcext:value-type="string">
            <text:p>10.1007/s10750-016-277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3758/s13414-016-113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0494-016-973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1894-016-050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520-016-326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578-016-064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00038-016-082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21-016-467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2283-016-020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3347-016-022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40134-016-016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646-016-167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901-016-951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237-016-079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2061-016-918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784-016-184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572-016-070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984-016-920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1019-016-969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1249-016-069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31-016-273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1695-016-222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104-016-291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2134-016-049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661-016-535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1033-016-400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967-016-487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245/s10434-016-524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0450-016-979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1883-016-059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0103-016-195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therlands Institute for Neuroscience</text:p>
          </table:table-cell>
          <table:table-cell table:style-name="ce1" office:value-type="string" calcext:value-type="string">
            <text:p>10.1007/s00018-016-226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1225-016-966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955-016-154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646-016-167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586-016-461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237-016-079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791-016-026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1528-016-007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029-016-150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335-016-964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677-016-973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586-016-460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1548-016-142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2265-016-9693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31-016-273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964-016-050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0792-016-0262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138-016-077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067-016-932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Open University of The Netherlands</text:p>
          </table:table-cell>
          <table:table-cell table:style-name="ce1" office:value-type="string" calcext:value-type="string">
            <text:p>10.1007/s11251-016-937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459-016-968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879-016-933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30-016-441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00198-016-364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13-016-433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877-016-989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096-016-267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67-016-342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095-016-195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399-016-042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248-016-996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117-016-010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225-016-9672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18-016-145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peline as of June 01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number-columns-repeated="1013" table:default-cell-style-name="ce3"/>
        <table:table-column table:style-name="co6" table:number-columns-repeated="9" table:default-cell-style-name="ce6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table:style-name="ce6" office:value-type="string" calcext:value-type="string">
            <text:p>is_hybrid</text:p>
          </table:table-cell>
          <table:table-cell table:style-name="ce6" office:value-type="string" calcext:value-type="string">
            <text:p>period</text:p>
          </table:table-cell>
          <table:table-cell table:style-name="ce6" table:number-columns-repeated="1011"/>
          <table:table-cell table:number-columns-repeated="9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5" office:value-type="string" calcext:value-type="string">
            <text:p>10.1007/s00165-016-0381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5" office:value-type="string" calcext:value-type="string">
            <text:p>10.1007/s40336-016-0187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5" office:value-type="string" calcext:value-type="string">
            <text:p>10.1007/s12685-016-0152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oyal Netherlands Academy of Arts and Sciences Bureau (KNAW Bure</text:p>
          </table:table-cell>
          <table:table-cell table:style-name="ce5" office:value-type="string" calcext:value-type="string">
            <text:p>10.1007/s13524-016-0473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5" office:value-type="string" calcext:value-type="string">
            <text:p>10.1007/s00104-016-0200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therlands Institute of Ecology</text:p>
          </table:table-cell>
          <table:table-cell table:style-name="ce5" office:value-type="string" calcext:value-type="string">
            <text:p>10.1007/s10750-016-278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5" office:value-type="string" calcext:value-type="string">
            <text:p>10.1007/s00787-016-0869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5" office:value-type="string" calcext:value-type="string">
            <text:p>10.1007/s11205-016-1375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5" office:value-type="string" calcext:value-type="string">
            <text:p>10.1007/s00415-016-8183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5" office:value-type="string" calcext:value-type="string">
            <text:p>10.1007/s00586-016-4596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5" office:value-type="string" calcext:value-type="string">
            <text:p>10.1007/s00068-016-0684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5" office:value-type="string" calcext:value-type="string">
            <text:p>10.1007/s00190-016-0918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5" office:value-type="string" calcext:value-type="string">
            <text:p>10.1007/s10508-016-0763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5" office:value-type="string" calcext:value-type="string">
            <text:p>10.1007/s40264-016-0433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5" office:value-type="string" calcext:value-type="string">
            <text:p>10.1007/s10888-016-9333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5" office:value-type="string" calcext:value-type="string">
            <text:p>10.1007/s00415-016-8170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5" office:value-type="string" calcext:value-type="string">
            <text:p>10.1007/s10509-016-2783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5" office:value-type="string" calcext:value-type="string">
            <text:p>10.1007/s10397-016-0959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5" office:value-type="string" calcext:value-type="string">
            <text:p>10.1007/s12685-016-0154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5" office:value-type="string" calcext:value-type="string">
            <text:p>10.1007/s00247-016-361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5" office:value-type="string" calcext:value-type="string">
            <text:p>10.1007/s40262-016-0407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5" office:value-type="string" calcext:value-type="string">
            <text:p>10.1007/s11606-016-374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5" office:value-type="string" calcext:value-type="string">
            <text:p>10.1007/s00464-016-498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5" office:value-type="string" calcext:value-type="string">
            <text:p>10.1007/s00330-016-4429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5" office:value-type="string" calcext:value-type="string">
            <text:p>10.1007/s00213-016-4332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 Medical Center (UMC+)</text:p>
          </table:table-cell>
          <table:table-cell table:style-name="ce5" office:value-type="string" calcext:value-type="string">
            <text:p>10.1007/s10719-016-9681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5" office:value-type="string" calcext:value-type="string">
            <text:p>10.1007/s12230-016-9521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5" office:value-type="string" calcext:value-type="string">
            <text:p>10.3758/s13428-016-0741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5" office:value-type="string" calcext:value-type="string">
            <text:p>10.1007/s11222-016-9668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5" office:value-type="string" calcext:value-type="string">
            <text:p>10.1007/s10640-016-0027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5" office:value-type="string" calcext:value-type="string">
            <text:p>10.1007/s10926-016-9646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ndhoven University of Technology</text:p>
          </table:table-cell>
          <table:table-cell table:style-name="ce5" office:value-type="string" calcext:value-type="string">
            <text:p>10.1007/s00138-016-0771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5" office:value-type="string" calcext:value-type="string">
            <text:p>10.1007/s11166-016-9237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5" office:value-type="string" calcext:value-type="string">
            <text:p>10.1007/s10461-016-1438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5" office:value-type="string" calcext:value-type="string">
            <text:p>10.1007/s10035-016-0624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5" office:value-type="string" calcext:value-type="string">
            <text:p>10.1007/s12630-016-0673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5" office:value-type="string" calcext:value-type="string">
            <text:p>10.1007/s11409-016-9159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5" office:value-type="string" calcext:value-type="string">
            <text:p>10.1007/s40262-016-0414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5" office:value-type="string" calcext:value-type="string">
            <text:p>10.1007/s11292-016-9262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5" office:value-type="string" calcext:value-type="string">
            <text:p>10.1007/s00125-016-4001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5" office:value-type="string" calcext:value-type="string">
            <text:p>10.1007/s00213-016-4339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il 2016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00158-016-139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1998-016-978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998-016-978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415-016-804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2028-016-024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330-016-425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798-016-935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3194-015-013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40901-016-002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964-016-046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1517-016-147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00148-016-059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096-016-028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264-016-042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519-016-978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1881-016-012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2072-016-972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1244-016-055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265-016-056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485-016-943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1336-016-949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245/s10434-016-519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061-016-948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113-016-094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676-016-939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00454-016-977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766-016-025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040-016-138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703-016-024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237-016-078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837-016-188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964-016-047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2526-016-047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113-016-0957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0029-016-148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586-016-450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3347-016-021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3347-016-0215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40521-016-008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897-016-994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1136-016-127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134-016-433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31-016-271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253-016-7476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1147-016-912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601-016-109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64-016-488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784-016-931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1102-016-071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3593-016-036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0584-016-165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125-016-393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00330-016-432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330-016-433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00198-016-355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3758/s13423-016-103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208/s12249-016-051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3758/s13423-016-103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546-016-015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456-016-950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1060-016-211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00384-016-257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942-016-023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926-016-963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729-016-936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0802-016-014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107-016-100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098-016-066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40735-016-004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601-016-109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262-016-183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2126-016-924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826-016-041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therlands Institute of Ecology</text:p>
          </table:table-cell>
          <table:table-cell table:style-name="ce1" office:value-type="string" calcext:value-type="string">
            <text:p>10.1007/s00265-016-210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253-016-750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384-016-257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3235-016-018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10608-016-977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134-016-434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1255-016-128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433-016-037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2350-016-048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332-016-929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359-016-108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047-016-955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517-016-149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287-016-025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992-016-939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826-016-041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355-016-095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269-016-131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3347-016-021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thenau Institute</text:p>
          </table:table-cell>
          <table:table-cell table:style-name="ce1" office:value-type="string" calcext:value-type="string">
            <text:p>10.1007/s11569-016-025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1906-016-064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493-016-004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497-016-028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1517-016-149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39-016-165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23-016-141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948-016-978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40336-016-017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0549-016-377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05-016-402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262-016-040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428-016-193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273-016-948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851-016-064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394-016-121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677-016-972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578-016-064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452-016-957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811-016-084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0897-016-995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1136-016-129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1136-016-129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585-016-979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089-016-069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234-016-168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381-016-308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483-016-942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787-016-084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340-016-639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0549-016-378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545-016-993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0162-016-056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116-016-9695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167-016-413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163-016-022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442-016-362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0140-016-139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405-016-403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2265-016-969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307-016-095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367-016-110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1238-016-954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681-016-169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784-016-9323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784-016-932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242-016-068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980-016-037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499-016-000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270-016-134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623-016-020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21-016-463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345-016-182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687-016-025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1103-016-048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0551-016-317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268-016-350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423-016-142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1883-016-058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234-016-168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535-016-121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3278-016-032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11136-016-129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676-016-939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00415-016-811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30-016-435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330-016-4357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545-016-993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3758/s13421-016-061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926-016-964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2024-016-977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601-016-110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140/epje/i2016-1604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3758/s13415-016-042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484-016-117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0459-016-968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464-016-493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460-016-969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40318-016-008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479-016-219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526-016-973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00186-016-054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457-016-994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116-016-969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415-016-813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2016-016-854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40273-016-041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3758/s13423-016-104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253-016-744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2031-016-075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348-016-215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00586-016-457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307-016-095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1748-016-065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356-016-670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356-016-671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902-016-974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199-016-061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623-016-021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199-016-096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30-016-4343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269-016-129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92-016-098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41358-016-002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adboud University</text:p>
          </table:table-cell>
          <table:table-cell table:style-name="ce1" office:value-type="string" calcext:value-type="string">
            <text:p>10.1007/s11104-016-285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 2016" table:style-name="ta4">
        <table:table-column table:style-name="co9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30-016-424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214-016-183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668-016-976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467-016-334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00330-016-424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702-016-151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544-016-004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3671-016-013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077-016-924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0964-016-047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426-016-076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552-016-073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268-016-349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334-016-054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306-016-102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701-016-277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40806-016-004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10545-016-992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586-016-452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459-016-967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2671-016-050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270-016-131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00348-016-213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654-016-012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5010-016-088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238-016-953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519-016-978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1238-016-954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00355-016-095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439-016-164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41061-016-001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1116-016-969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499-016-998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069-016-228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520-016-314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0551-016-310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259-016-337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661-016-341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784-016-179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262-016-181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603-016-931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018-016-216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32-016-214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216-016-943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011-016-093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1786-016-025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658-016-089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245/s10434-016-518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826-016-040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0856-016-569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562-016-035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867-016-940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40620-015-026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420-016-111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247-016-354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10851-016-064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330-016-422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654-016-013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00605-016-089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0212-016-029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2265-016-968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0334-016-053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345-016-181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Open University of The Netherlands</text:p>
          </table:table-cell>
          <table:table-cell table:style-name="ce1" office:value-type="string" calcext:value-type="string">
            <text:p>10.1007/s11764-016-053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228-016-203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300-016-190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244-016-027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2186-016-915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1999-016-480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503-016-940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0549-016-373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306-016-101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0640-015-999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40336-016-016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165-016-036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262-016-181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277-016-261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281-016-055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245/s10434-016-517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787-016-083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236-016-094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1999-016-480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280-016-300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676-016-939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1146-016-955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2281-016-025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00362-016-076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40279-016-051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40803-016-0022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2308-016-027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614-016-956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1764-016-053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477-016-123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167-016-406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340-016-075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0549-016-375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40620-016-027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265-016-080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546-016-013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indhoven University of Technology</text:p>
          </table:table-cell>
          <table:table-cell table:style-name="ce1" office:value-type="string" calcext:value-type="string">
            <text:p>10.1007/s00165-016-035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3280-016-077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0608-016-976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00023-016-046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459-016-967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0526-016-973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854-016-459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676-016-939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223-016-013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423-016-139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212-016-029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264-016-315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640-016-001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1120-016-024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00384-016-255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167-016-406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236-016-094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1948-015-972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00221-015-453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993-015-939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165-016-036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00348-016-213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2469-016-012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702-016-152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Twente</text:p>
          </table:table-cell>
          <table:table-cell table:style-name="ce1" office:value-type="string" calcext:value-type="string">
            <text:p>10.1007/s40571-016-010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1095-016-188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520-016-313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421-016-335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654-016-013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00168-016-075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00392-016-097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</text:p>
          </table:table-cell>
          <table:table-cell table:style-name="ce1" office:value-type="string" calcext:value-type="string">
            <text:p>10.1007/s10826-016-039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972-016-946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02-016-244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0980-016-036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245/s10434-016-519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1739-016-142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13157-016-075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784-016-176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657-016-953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00415-016-809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ilburg University</text:p>
          </table:table-cell>
          <table:table-cell table:style-name="ce1" office:value-type="string" calcext:value-type="string">
            <text:p>10.1007/s11019-015-966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2035-015-968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586-016-437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00586-016-443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astricht University Medical Center (UMC+)</text:p>
          </table:table-cell>
          <table:table-cell table:style-name="ce1" office:value-type="string" calcext:value-type="string">
            <text:p>10.1007/s11517-016-146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00125-016-390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0875-016-024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545-016-992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1657-016-026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404-016-403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2053-016-943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00339-016-980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15-016-807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245/s10434-016-515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0545-016-992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11104-016-2843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geningen University</text:p>
          </table:table-cell>
          <table:table-cell table:style-name="ce1" office:value-type="string" calcext:value-type="string">
            <text:p>10.1007/s11104-016-285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402-016-243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1007/s10886-016-068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40279-016-052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00134-016-430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2328-016-064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654-016-0132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007/s11926-015-055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trecht University</text:p>
          </table:table-cell>
          <table:table-cell table:style-name="ce1" office:value-type="string" calcext:value-type="string">
            <text:p>10.1007/s11517-016-145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Groningen (UMCG)</text:p>
          </table:table-cell>
          <table:table-cell table:style-name="ce1" office:value-type="string" calcext:value-type="string">
            <text:p>10.1007/s40336-016-016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 Medical Center</text:p>
          </table:table-cell>
          <table:table-cell table:style-name="ce1" office:value-type="string" calcext:value-type="string">
            <text:p>10.1007/s10096-016-260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Groningen</text:p>
          </table:table-cell>
          <table:table-cell table:style-name="ce1" office:value-type="string" calcext:value-type="string">
            <text:p>10.3758/s13423-016-101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rasmus University</text:p>
          </table:table-cell>
          <table:table-cell table:style-name="ce1" office:value-type="string" calcext:value-type="string">
            <text:p>10.1007/s11205-016-126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2526-016-046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Medical Center (VUmc)</text:p>
          </table:table-cell>
          <table:table-cell table:style-name="ce1" office:value-type="string" calcext:value-type="string">
            <text:p>10.1007/s00520-016-313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3758/s13414-016-107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0936-016-941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798-016-936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601-016-106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of Amsterdam</text:p>
          </table:table-cell>
          <table:table-cell table:style-name="ce1" office:value-type="string" calcext:value-type="string">
            <text:p>10.1007/s11205-016-128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U University Amsterdam</text:p>
          </table:table-cell>
          <table:table-cell table:style-name="ce1" office:value-type="string" calcext:value-type="string">
            <text:p>10.1007/s00784-016-176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adboud University</text:p>
          </table:table-cell>
          <table:table-cell table:style-name="ce1" office:value-type="string" calcext:value-type="string">
            <text:p>10.1007/s00228-016-203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00223-016-012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Utrecht</text:p>
          </table:table-cell>
          <table:table-cell table:style-name="ce1" office:value-type="string" calcext:value-type="string">
            <text:p>10.1245/s10434-016-515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lft University of Technology</text:p>
          </table:table-cell>
          <table:table-cell table:style-name="ce1" office:value-type="string" calcext:value-type="string">
            <text:p>10.1007/s10909-016-157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</text:p>
          </table:table-cell>
          <table:table-cell table:style-name="ce1" office:value-type="string" calcext:value-type="string">
            <text:p>10.1007/s11192-016-190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niversity Medical Center Rotterdam (Erasmus MC)</text:p>
          </table:table-cell>
          <table:table-cell table:style-name="ce1" office:value-type="string" calcext:value-type="string">
            <text:p>10.1007/s10654-016-013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ademic Medical Center (AMC)</text:p>
          </table:table-cell>
          <table:table-cell table:style-name="ce1" office:value-type="string" calcext:value-type="string">
            <text:p>10.1007/s10549-016-374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iden University Medical Center (LUMC)</text:p>
          </table:table-cell>
          <table:table-cell table:style-name="ce1" office:value-type="string" calcext:value-type="string">
            <text:p>10.1007/s10689-016-989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ruary 2016" table:style-name="ta5">
        <table:table-column table:style-name="co11" table:default-cell-style-name="ce6"/>
        <table:table-column table:style-name="co12" table:default-cell-style-name="ce11"/>
        <table:table-column table:style-name="co3" table:number-columns-repeated="1022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4" office:value-type="string" calcext:value-type="string">
            <text:p>10.1007/s10746-015-937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1218-015-932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0583-015-9270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40266-016-034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1657-016-0258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00264-016-311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242-016-063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0822-016-990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1938-016-008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1307-016-093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11192-016-1863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00127-016-118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10654-016-013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0980-016-034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0689-016-987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2308-016-026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680-016-937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068-016-063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464-016-4800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00405-016-3943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12350-015-032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00542-015-277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00125-015-3861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2350-016-039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11367-015-101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 Medical Center (UMC+)</text:p>
          </table:table-cell>
          <table:table-cell table:style-name="ce10" office:value-type="string" calcext:value-type="string">
            <text:p>10.1007/s00198-016-348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40279-016-047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1"/>
          <table:table-cell table:style-name="ce13"/>
          <table:table-cell table:number-columns-repeated="1008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1406-015-968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10877-016-984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10689-016-987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</text:p>
          </table:table-cell>
          <table:table-cell table:style-name="ce10" office:value-type="string" calcext:value-type="string">
            <text:p>10.1007/s11634-016-023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00125-016-388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167-016-404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12529-016-954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0901-016-950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0198-016-076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00330-016-422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00221-016-460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00520-016-312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00259-016-331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0545-016-991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00253-016-734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00429-016-118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</text:p>
          </table:table-cell>
          <table:table-cell table:style-name="ce10" office:value-type="string" calcext:value-type="string">
            <text:p>10.1007/s10479-016-212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ungal Biodiversity Center (CBS)</text:p>
          </table:table-cell>
          <table:table-cell table:style-name="ce10" office:value-type="string" calcext:value-type="string">
            <text:p>10.1007/s10529-016-2060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167-016-399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00191-016-044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1098-016-064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0616-016-995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00221-016-456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00382-016-299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00028-015-030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 Medical Center (UMC+)</text:p>
          </table:table-cell>
          <table:table-cell table:style-name="ce10" office:value-type="string" calcext:value-type="string">
            <text:p>10.1007/s00125-016-386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 Medical Center (UMC+)</text:p>
          </table:table-cell>
          <table:table-cell table:style-name="ce10" office:value-type="string" calcext:value-type="string">
            <text:p>10.1007/s00053-015-006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40279-016-0478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603-015-9300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International Institute of Social History (IISH)</text:p>
          </table:table-cell>
          <table:table-cell table:style-name="ce10" office:value-type="string" calcext:value-type="string">
            <text:p>10.1007/s11205-015-120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10585-016-977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3239-016-025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11605-016-308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00330-016-421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420-016-111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0955-016-147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134-015-420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0955-016-147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00330-016-422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00394-016-115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1187-016-970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602-016-920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2529-016-9543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00787-016-082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10198-016-076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081-016-931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ungal Biodiversity Center (CBS)</text:p>
          </table:table-cell>
          <table:table-cell table:style-name="ce10" office:value-type="string" calcext:value-type="string">
            <text:p>10.1007/s10482-016-066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1065-015-931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0719-015-964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00268-015-338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1249-016-064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2020-016-0883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10741-016-953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00586-016-4393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3361-016-134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00223-016-011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1192-016-188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00068-016-064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1103-016-044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0544-016-003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2253-016-004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40610-016-0034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10479-016-212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2529-016-954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10552-016-072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00068-016-063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225-016-965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 (UvA)</text:p>
          </table:table-cell>
          <table:table-cell table:style-name="ce10" office:value-type="string" calcext:value-type="string">
            <text:p>10.1007/s10683-015-947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0668-016-976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sch Centrum Tandheelkunde Amsterdam (ACTA)</text:p>
          </table:table-cell>
          <table:table-cell table:style-name="ce10" office:value-type="string" calcext:value-type="string">
            <text:p>10.1007/s40368-015-021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00213-015-420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1682-016-950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262-016-179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0236-015-091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520-016-311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10096-016-259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803-016-272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402-016-243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784-016-175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1764-016-051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1127-016-031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10803-016-2740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1307-016-0940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40299-016-0282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10653-016-980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405-016-390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901-016-950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10901-016-9503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10554-016-085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00406-016-067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10198-016-076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464-016-478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11205-016-126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10654-016-0123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10545-016-9918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00216-016-938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00228-016-201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0270-015-049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00382-015-290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00467-016-331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10554-015-083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</text:p>
          </table:table-cell>
          <table:table-cell table:style-name="ce10" office:value-type="string" calcext:value-type="string">
            <text:p>10.1007/s10734-015-9979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11145-015-961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10608-016-975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</text:p>
          </table:table-cell>
          <table:table-cell table:style-name="ce10" office:value-type="string" calcext:value-type="string">
            <text:p>10.1007/s10107-016-097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0236-016-0927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0909-016-1524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11096-016-025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11145-016-9630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00431-016-269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0926-016-963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345-016-178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00248-016-073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661-016-3404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00339-016-964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00262-016-180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00497-016-027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0961-016-946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10728-016-031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00253-016-733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00405-016-391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00285-015-095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13592-016-0427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00586-016-4404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10901-016-950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1292-016-9253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00334-016-056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10" office:value-type="string" calcext:value-type="string">
            <text:p>10.1007/s11196-016-945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10818-016-921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0067-016-319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</text:p>
          </table:table-cell>
          <table:table-cell table:style-name="ce10" office:value-type="string" calcext:value-type="string">
            <text:p>10.1007/s11031-016-9543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1116-016-968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645-016-927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1883-016-056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 Medical Center (UMC+)</text:p>
          </table:table-cell>
          <table:table-cell table:style-name="ce10" office:value-type="string" calcext:value-type="string">
            <text:p>10.1007/s10067-016-321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414-016-1324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0151-016-143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11605-016-3092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1007/s10645-016-9272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00365-016-9325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00726-016-218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00228-016-203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00066-016-094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</text:p>
          </table:table-cell>
          <table:table-cell table:style-name="ce10" office:value-type="string" calcext:value-type="string">
            <text:p>10.1007/s10458-016-932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10" office:value-type="string" calcext:value-type="string">
            <text:p>10.3758/s13423-016-100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242-016-064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Netherlands Institute of Ecology</text:p>
          </table:table-cell>
          <table:table-cell table:style-name="ce10" office:value-type="string" calcext:value-type="string">
            <text:p>10.1007/s10531-015-1041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</text:p>
          </table:table-cell>
          <table:table-cell table:style-name="ce10" office:value-type="string" calcext:value-type="string">
            <text:p>10.1007/s10915-015-015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10" office:value-type="string" calcext:value-type="string">
            <text:p>10.1007/s10460-015-967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</text:p>
          </table:table-cell>
          <table:table-cell table:style-name="ce10" office:value-type="string" calcext:value-type="string">
            <text:p>10.1007/s00723-015-075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00190-015-088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007/s00425-015-245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2117-016-9264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Open University of The Netherlands</text:p>
          </table:table-cell>
          <table:table-cell table:style-name="ce10" office:value-type="string" calcext:value-type="string">
            <text:p>10.1007/s11251-016-936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</text:p>
          </table:table-cell>
          <table:table-cell table:style-name="ce10" office:value-type="string" calcext:value-type="string">
            <text:p>10.1007/s00466-015-125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Utrecht</text:p>
          </table:table-cell>
          <table:table-cell table:style-name="ce10" office:value-type="string" calcext:value-type="string">
            <text:p>10.1007/s11605-016-308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11948-016-9759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Groningen (UMCG)</text:p>
          </table:table-cell>
          <table:table-cell table:style-name="ce10" office:value-type="string" calcext:value-type="string">
            <text:p>10.1007/s10689-016-987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2020-016-088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</text:p>
          </table:table-cell>
          <table:table-cell table:style-name="ce10" office:value-type="string" calcext:value-type="string">
            <text:p>10.1007/s12571-016-055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00439-016-163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Medical Center Rotterdam (Erasmus MC)</text:p>
          </table:table-cell>
          <table:table-cell table:style-name="ce10" office:value-type="string" calcext:value-type="string">
            <text:p>10.1007/s00586-016-442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 Medical Center</text:p>
          </table:table-cell>
          <table:table-cell table:style-name="ce10" office:value-type="string" calcext:value-type="string">
            <text:p>10.1007/s10903-016-035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10" office:value-type="string" calcext:value-type="string">
            <text:p>10.1007/s11043-016-9294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10" office:value-type="string" calcext:value-type="string">
            <text:p>10.1007/s00167-016-403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2369-016-034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10" office:value-type="string" calcext:value-type="string">
            <text:p>10.1007/s10562-016-169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00221-016-4571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10" office:value-type="string" calcext:value-type="string">
            <text:p>10.1007/s10334-016-052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0802-016-0134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10" office:value-type="string" calcext:value-type="string">
            <text:p>10.1007/s00520-016-3112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10" office:value-type="string" calcext:value-type="string">
            <text:p>10.1007/s10936-016-941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10" office:value-type="string" calcext:value-type="string">
            <text:p>10.1007/s10554-016-085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10" office:value-type="string" calcext:value-type="string">
            <text:p>10.1140/epja/i2016-1602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uary 2016" table:style-name="ta6">
        <table:table-column table:style-name="co13" table:default-cell-style-name="ce3"/>
        <table:table-column table:style-name="co8" table:default-cell-style-name="ce3"/>
        <table:table-column table:style-name="co6" table:number-columns-repeated="1008" table:default-cell-style-name="ce3"/>
        <table:table-column table:style-name="co6" table:number-columns-repeated="14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</text:p>
          </table:table-cell>
          <table:table-cell table:style-name="ce4" office:value-type="string" calcext:value-type="string">
            <text:p>10.1007/s10551-015-2975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 (UvA)</text:p>
          </table:table-cell>
          <table:table-cell table:style-name="ce4" office:value-type="string" calcext:value-type="string">
            <text:p>10.1007/s11241-015-9246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0472-015-9492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167-015-3944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2350-015-0374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40279-015-0468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4" office:value-type="string" calcext:value-type="string">
            <text:p>10.1007/s10546-015-0124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1225-015-9649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4" office:value-type="string" calcext:value-type="string">
            <text:p>10.1007/s12015-016-9644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10840-015-0089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10120-015-0587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4" office:value-type="string" calcext:value-type="string">
            <text:p>10.1007/s11948-015-9744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00428-015-1895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2080-015-0291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1306-015-0925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00134-015-4171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therlands Interdisciplinary Demographic Institute, Netherlands</text:p>
          </table:table-cell>
          <table:table-cell table:style-name="ce4" office:value-type="string" calcext:value-type="string">
            <text:p>10.1007/s10680-015-9360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0901-015-9483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MC+</text:p>
          </table:table-cell>
          <table:table-cell table:style-name="ce4" office:value-type="string" calcext:value-type="string">
            <text:p>10.1007/s00455-015-9673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00223-015-0089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0948-015-332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11739-015-1381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00198-016-3484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0670-015-9800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00068-015-0627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384-015-2478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00125-015-3858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4" office:value-type="string" calcext:value-type="string">
            <text:p>10.1007/s10048-015-047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1061-015-9467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00442-015-3524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00228-015-200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10637-015-0320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10856-016-5666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00283-015-9597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3524-015-0449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 (UvA)</text:p>
          </table:table-cell>
          <table:table-cell table:style-name="ce4" office:value-type="string" calcext:value-type="string">
            <text:p>10.1007/s00220-015-2540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MC</text:p>
          </table:table-cell>
          <table:table-cell table:style-name="ce4" office:value-type="string" calcext:value-type="string">
            <text:p>10.1007/s10719-015-9639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0545-015-991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00259-015-3292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00221-015-4540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11134-015-9470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 Medical Center (UMC+)</text:p>
          </table:table-cell>
          <table:table-cell table:style-name="ce4" office:value-type="string" calcext:value-type="string">
            <text:p>10.1007/s10140-015-1371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00256-016-2335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3158-015-0154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Groningen (UMCG)</text:p>
          </table:table-cell>
          <table:table-cell table:style-name="ce4" office:value-type="string" calcext:value-type="string">
            <text:p>10.1007/s40336-015-0159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0806-015-9596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10997-015-9339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1032-015-0430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00435-015-0298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ilburg University</text:p>
          </table:table-cell>
          <table:table-cell table:style-name="ce4" office:value-type="string" calcext:value-type="string">
            <text:p>10.1007/s00787-016-0816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10397-015-0929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00276-016-162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10554-016-0838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00246-015-1326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4" office:value-type="string" calcext:value-type="string">
            <text:p>10.1007/s10856-016-566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00380-015-0786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11938-016-0076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00104-015-0121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40889-015-0007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 (UvA)</text:p>
          </table:table-cell>
          <table:table-cell table:style-name="ce4" office:value-type="string" calcext:value-type="string">
            <text:p>10.1007/s11225-015-9642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00780-015-0287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3758/s13428-015-0695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209-015-1600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10590-015-9177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00299-015-1926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00236-015-0254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00340-015-6294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00259-015-3282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00168-015-0738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0566-015-9344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11367-015-1017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10803-016-2713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 Medical Center (UMC+)</text:p>
          </table:table-cell>
          <table:table-cell table:style-name="ce4" office:value-type="string" calcext:value-type="string">
            <text:p>10.1007/s11357-016-9878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40259-015-0154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therlands Interdisciplinary Demographic Institute (NIDI)</text:p>
          </table:table-cell>
          <table:table-cell table:style-name="ce4" office:value-type="string" calcext:value-type="string">
            <text:p>10.1007/s10940-015-9272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MC+</text:p>
          </table:table-cell>
          <table:table-cell table:style-name="ce4" office:value-type="string" calcext:value-type="string">
            <text:p>10.1007/s10198-015-0752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00330-015-4145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1562-015-0350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00216-015-9238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0964-015-0403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00216-015-9241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00181-015-1034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00167-015-3961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ndhoven University of Technology</text:p>
          </table:table-cell>
          <table:table-cell table:style-name="ce4" office:value-type="string" calcext:value-type="string">
            <text:p>10.1007/s10494-015-9701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40265-015-0534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00300-015-1877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00787-015-0813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1145-015-9614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00213-015-4198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ilburg University</text:p>
          </table:table-cell>
          <table:table-cell table:style-name="ce4" office:value-type="string" calcext:value-type="string">
            <text:p>10.1007/s10902-016-9716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2193-016-0211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10916-015-0423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0722-015-0357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00405-016-3897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Rotterdam (Erasmus MC)</text:p>
          </table:table-cell>
          <table:table-cell table:style-name="ce4" office:value-type="string" calcext:value-type="string">
            <text:p>10.1007/s00125-016-3872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10588-016-9212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13760-015-0555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10460-016-9681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10739-015-9433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1831-016-9167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00477-015-1199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2526-015-0431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10113-015-0921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2526-015-0439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1065-015-9312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3164-015-0296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00415-015-8001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0902-016-9720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00420-015-1108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245/s10434-015-5023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11306-015-0930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0916-016-0431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1007/s00894-015-2883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Amsterdam</text:p>
          </table:table-cell>
          <table:table-cell table:style-name="ce4" office:value-type="string" calcext:value-type="string">
            <text:p>10.3758/s13414-015-1021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0951-015-0463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4" office:value-type="string" calcext:value-type="string">
            <text:p>10.1007/s11242-015-0601-y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4" office:value-type="string" calcext:value-type="string">
            <text:p>10.1007/s11948-015-9748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3758/s13423-015-0991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ndhoven University of Technology</text:p>
          </table:table-cell>
          <table:table-cell table:style-name="ce4" office:value-type="string" calcext:value-type="string">
            <text:p>10.1007/s10973-015-5210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10640-015-9983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4" office:value-type="string" calcext:value-type="string">
            <text:p>10.1007/s00277-015-2578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00261-016-0640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00115-015-0066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00217-015-2632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00453-016-0116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1266-016-9679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ndhoven University of Technology</text:p>
          </table:table-cell>
          <table:table-cell table:style-name="ce4" office:value-type="string" calcext:value-type="string">
            <text:p>10.1007/s10955-015-1442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11695-015-2020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10096-015-2569-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ft University of Technology</text:p>
          </table:table-cell>
          <table:table-cell table:style-name="ce4" office:value-type="string" calcext:value-type="string">
            <text:p>10.1007/s10676-016-9384-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167-015-3975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11367-015-1018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11011-016-9792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 (UvA)</text:p>
          </table:table-cell>
          <table:table-cell table:style-name="ce4" office:value-type="string" calcext:value-type="string">
            <text:p>10.1007/s40279-015-0421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rasmus University</text:p>
          </table:table-cell>
          <table:table-cell table:style-name="ce4" office:value-type="string" calcext:value-type="string">
            <text:p>10.1007/s10198-015-0754-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0994-015-5539-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1159-015-9524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40262-015-0357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Groningen</text:p>
          </table:table-cell>
          <table:table-cell table:style-name="ce4" office:value-type="string" calcext:value-type="string">
            <text:p>10.1007/s12671-015-0464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167-015-3946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Amsterdam</text:p>
          </table:table-cell>
          <table:table-cell table:style-name="ce4" office:value-type="string" calcext:value-type="string">
            <text:p>10.1007/s00453-015-0112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astricht University</text:p>
          </table:table-cell>
          <table:table-cell table:style-name="ce4" office:value-type="string" calcext:value-type="string">
            <text:p>10.1007/s11896-016-9190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10926-015-9624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4" office:value-type="string" calcext:value-type="string">
            <text:p>10.1007/s00268-015-3390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12350-015-0380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11307-015-0921-x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trecht University</text:p>
          </table:table-cell>
          <table:table-cell table:style-name="ce4" office:value-type="string" calcext:value-type="string">
            <text:p>10.1007/s40264-015-0387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1249-015-0633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11306-015-0926-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ageningen University</text:p>
          </table:table-cell>
          <table:table-cell table:style-name="ce4" office:value-type="string" calcext:value-type="string">
            <text:p>10.1007/s00425-015-2464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11102-016-0707-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00234-015-1636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10926-016-9625-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of Twente</text:p>
          </table:table-cell>
          <table:table-cell table:style-name="ce4" office:value-type="string" calcext:value-type="string">
            <text:p>10.1007/s11701-016-0558-z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iden University</text:p>
          </table:table-cell>
          <table:table-cell table:style-name="ce4" office:value-type="string" calcext:value-type="string">
            <text:p>10.1007/s00455-015-9680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niversity Medical Center Utrecht</text:p>
          </table:table-cell>
          <table:table-cell table:style-name="ce4" office:value-type="string" calcext:value-type="string">
            <text:p>10.1007/s40272-015-0158-9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 Medical Center</text:p>
          </table:table-cell>
          <table:table-cell table:style-name="ce4" office:value-type="string" calcext:value-type="string">
            <text:p>10.1208/s12248-016-9871-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adboud University</text:p>
          </table:table-cell>
          <table:table-cell table:style-name="ce4" office:value-type="string" calcext:value-type="string">
            <text:p>10.1007/s10955-016-1446-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ember 2015" table:style-name="ta7">
        <table:table-column table:style-name="co14" table:default-cell-style-name="ce6"/>
        <table:table-column table:style-name="co15" table:default-cell-style-name="ce6"/>
        <table:table-column table:style-name="co3" table:number-columns-repeated="1022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40273-015-032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095-015-183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540-015-930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Rotterdam (Erasmus MC)</text:p>
          </table:table-cell>
          <table:table-cell table:style-name="ce14" office:value-type="string" calcext:value-type="string">
            <text:p>10.1007/s00402-015-237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302-015-948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158-015-0184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University</text:p>
          </table:table-cell>
          <table:table-cell table:style-name="ce14" office:value-type="string" calcext:value-type="string">
            <text:p>10.1007/s11229-015-096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330-015-411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330-015-410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00170-015-814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0458-015-9317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Netherlands Institute of Ecology</text:p>
          </table:table-cell>
          <table:table-cell table:style-name="ce14" office:value-type="string" calcext:value-type="string">
            <text:p>10.1007/s10452-015-9556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125-015-382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606-015-126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0067-015-3145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00426-015-073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0654-015-0094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596-015-954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0708-015-969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0212-015-027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0554-015-0820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268-015-332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2020-015-081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0654-015-0105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00787-015-080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2525-015-0211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661-015-328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959-015-065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1024-015-9287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lburg University</text:p>
          </table:table-cell>
          <table:table-cell table:style-name="ce14" office:value-type="string" calcext:value-type="string">
            <text:p>10.1007/s00520-015-3052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1095-015-184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lburg University</text:p>
          </table:table-cell>
          <table:table-cell table:style-name="ce14" office:value-type="string" calcext:value-type="string">
            <text:p>10.1007/s10100-015-0432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40264-015-0383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791-015-927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0734-015-995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MC+</text:p>
          </table:table-cell>
          <table:table-cell table:style-name="ce14" office:value-type="string" calcext:value-type="string">
            <text:p>10.1007/s00259-015-325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686-015-948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2021-015-9287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0103-015-1839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0964-015-038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00221-015-452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1307-015-091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00256-015-230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167-015-392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00213-015-4173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lburg University</text:p>
          </table:table-cell>
          <table:table-cell table:style-name="ce14" office:value-type="string" calcext:value-type="string">
            <text:p>10.1007/s10964-015-0401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niversity</text:p>
          </table:table-cell>
          <table:table-cell table:style-name="ce14" office:value-type="string" calcext:value-type="string">
            <text:p>10.1007/s10806-015-959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268-015-338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University</text:p>
          </table:table-cell>
          <table:table-cell table:style-name="ce14" office:value-type="string" calcext:value-type="string">
            <text:p>10.1007/s11205-015-1205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, Netherlands</text:p>
          </table:table-cell>
          <table:table-cell table:style-name="ce14" office:value-type="string" calcext:value-type="string">
            <text:p>10.1007/s00220-015-244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745-015-979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252-015-050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464-015-469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1019-015-967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192-015-290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0802-015-0106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00125-015-382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236-015-0903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634-015-022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533-015-016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1999-015-464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0654-015-010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lburg University</text:p>
          </table:table-cell>
          <table:table-cell table:style-name="ce14" office:value-type="string" calcext:value-type="string">
            <text:p>10.3758/s13414-015-103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2350-015-0324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University</text:p>
          </table:table-cell>
          <table:table-cell table:style-name="ce14" office:value-type="string" calcext:value-type="string">
            <text:p>10.1007/s10029-015-144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0096-015-254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1136-015-121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0608-015-974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682-015-949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00249-015-1093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, Netherlands</text:p>
          </table:table-cell>
          <table:table-cell table:style-name="ce14" office:value-type="string" calcext:value-type="string">
            <text:p>10.1007/s10699-015-9448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40266-015-033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University</text:p>
          </table:table-cell>
          <table:table-cell table:style-name="ce14" office:value-type="string" calcext:value-type="string">
            <text:p>10.1007/s12016-015-8522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113-015-090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136-015-119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2350-015-034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2149-015-104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0623-015-015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1050-015-911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40279-015-044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MC+</text:p>
          </table:table-cell>
          <table:table-cell table:style-name="ce14" office:value-type="string" calcext:value-type="string">
            <text:p>10.1007/s00198-015-3426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136-015-119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670-015-9793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431-015-266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0616-015-993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</text:p>
          </table:table-cell>
          <table:table-cell table:style-name="ce14" office:value-type="string" calcext:value-type="string">
            <text:p>10.1007/s11019-015-9680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1123-015-0463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University Rotterdam, Netherlands</text:p>
          </table:table-cell>
          <table:table-cell table:style-name="ce14" office:value-type="string" calcext:value-type="string">
            <text:p>10.1007/s10551-015-275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, Netherlands</text:p>
          </table:table-cell>
          <table:table-cell table:style-name="ce14" office:value-type="string" calcext:value-type="string">
            <text:p>10.1007/s00158-015-131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indhoven University of Technology</text:p>
          </table:table-cell>
          <table:table-cell table:style-name="ce14" office:value-type="string" calcext:value-type="string">
            <text:p>10.1007/s10596-015-954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519-015-977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00429-015-1146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1682-015-948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12079-015-031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267-015-063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40262-015-034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269-015-119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676-015-938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784-015-168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2350-015-0351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0708-015-969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00270-015-125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niversity</text:p>
          </table:table-cell>
          <table:table-cell table:style-name="ce14" office:value-type="string" calcext:value-type="string">
            <text:p>10.1007/s10681-015-161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00435-015-029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0551-015-2983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niversity</text:p>
          </table:table-cell>
          <table:table-cell table:style-name="ce14" office:value-type="string" calcext:value-type="string">
            <text:p>10.1007/s10452-015-9563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242-015-061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, Netherlands</text:p>
          </table:table-cell>
          <table:table-cell table:style-name="ce14" office:value-type="string" calcext:value-type="string">
            <text:p>10.1007/s11406-015-9627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40262-015-034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11682-015-948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113-015-089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40802-015-004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indhoven University of Technology</text:p>
          </table:table-cell>
          <table:table-cell table:style-name="ce14" office:value-type="string" calcext:value-type="string">
            <text:p>10.1007/s00779-015-089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niversity</text:p>
          </table:table-cell>
          <table:table-cell table:style-name="ce14" office:value-type="string" calcext:value-type="string">
            <text:p>10.1007/s00300-015-1847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Rotterdam (Erasmus MC)</text:p>
          </table:table-cell>
          <table:table-cell table:style-name="ce14" office:value-type="string" calcext:value-type="string">
            <text:p>10.1007/s00198-015-3441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11547-015-060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031-015-952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12027-015-040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1414-015-948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1135-015-029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00228-015-1994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0689-015-986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00520-015-305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3365-015-040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540-015-930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104-015-011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00018-015-209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209-015-0449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40265-015-050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113-015-090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240-015-084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00006-015-062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0459-015-965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00270-015-127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869-015-9428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117-015-0392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</text:p>
          </table:table-cell>
          <table:table-cell table:style-name="ce14" office:value-type="string" calcext:value-type="string">
            <text:p>10.1007/s10784-015-931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niversity</text:p>
          </table:table-cell>
          <table:table-cell table:style-name="ce14" office:value-type="string" calcext:value-type="string">
            <text:p>10.1007/s00253-015-724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 Medical Center</text:p>
          </table:table-cell>
          <table:table-cell table:style-name="ce14" office:value-type="string" calcext:value-type="string">
            <text:p>10.1007/s10689-015-985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140/epjb/e2015-6067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ember 2015" table:style-name="ta8">
        <table:table-column table:style-name="co13" table:default-cell-style-name="ce6"/>
        <table:table-column table:style-name="co15" table:default-cell-style-name="ce6"/>
        <table:table-column table:style-name="co3" table:number-columns-repeated="1022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table:style-name="Default" office:value-type="string" calcext:value-type="string">
            <text:p>is_hybrid</text:p>
          </table:table-cell>
          <table:table-cell table:style-name="Default"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, Netherlands</text:p>
          </table:table-cell>
          <table:table-cell table:style-name="ce4" office:value-type="string" calcext:value-type="string">
            <text:p>10.1007/s11095-015-176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3758/s13428-015-067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13629-015-010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3629-015-010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Maastricht UMC+</text:p>
          </table:table-cell>
          <table:table-cell table:style-name="ce14" office:value-type="string" calcext:value-type="string">
            <text:p>10.1007/s40273-015-034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00348-015-207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40266-015-0319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0459-015-964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rasmus University Rotterdam, Netherlands</text:p>
          </table:table-cell>
          <table:table-cell table:style-name="ce14" office:value-type="string" calcext:value-type="string">
            <text:p>10.1007/s11166-015-9224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787-015-079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1136-015-119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11764-015-050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948-015-971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787-015-079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669-015-042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277-015-255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248-015-992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40802-015-004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0826-015-0322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192-015-178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157-015-9387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138-015-072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40803-015-0014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, Netherlands</text:p>
          </table:table-cell>
          <table:table-cell table:style-name="ce14" office:value-type="string" calcext:value-type="string">
            <text:p>10.1007/s10699-015-945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00439-015-1606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, Netherlands</text:p>
          </table:table-cell>
          <table:table-cell table:style-name="ce14" office:value-type="string" calcext:value-type="string">
            <text:p>10.1007/s11044-015-9476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1205-015-1182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1136-015-117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00520-015-302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13629-015-010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554-015-080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367-015-099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0689-015-985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00440-015-067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40318-015-0080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3629-015-010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10984-015-919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535-015-113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rasmus MC, Netherlands</text:p>
          </table:table-cell>
          <table:table-cell table:style-name="ce14" office:value-type="string" calcext:value-type="string">
            <text:p>10.1007/s12020-015-076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0567-015-019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661-015-494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245/s10434-015-493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Delft University of Technology, Netherlands</text:p>
          </table:table-cell>
          <table:table-cell table:style-name="ce14" office:value-type="string" calcext:value-type="string">
            <text:p>10.1007/s11664-015-412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UMC Leiden, Netherlands</text:p>
          </table:table-cell>
          <table:table-cell table:style-name="ce14" office:value-type="string" calcext:value-type="string">
            <text:p>10.1007/s00420-015-1090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40259-015-014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12308-015-026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rasmus University</text:p>
          </table:table-cell>
          <table:table-cell table:style-name="ce14" office:value-type="string" calcext:value-type="string">
            <text:p>10.1007/s10198-015-074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228-015-197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268-015-3341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668-015-972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3758/s13423-015-097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948-015-971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Netherlands Institute of Ecology</text:p>
          </table:table-cell>
          <table:table-cell table:style-name="ce14" office:value-type="string" calcext:value-type="string">
            <text:p>10.1007/s10886-015-064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1136-015-1171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rasmus MC, Netherlands</text:p>
          </table:table-cell>
          <table:table-cell table:style-name="ce14" office:value-type="string" calcext:value-type="string">
            <text:p>10.1007/s10545-015-988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, Netherlands</text:p>
          </table:table-cell>
          <table:table-cell table:style-name="ce14" office:value-type="string" calcext:value-type="string">
            <text:p>10.1007/s00701-015-260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221-015-447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13629-015-010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00464-015-461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00285-015-0938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10897-015-989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122-015-262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1013-015-947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1192-015-177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11095-015-180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00181-015-1016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40620-015-024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1046-015-996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1060-015-197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11307-015-090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575-015-027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00228-015-197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00520-015-300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0551-015-293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00787-015-079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109-015-136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2469-015-011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40653-015-007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Maastricht UMC+</text:p>
          </table:table-cell>
          <table:table-cell table:style-name="ce14" office:value-type="string" calcext:value-type="string">
            <text:p>10.1007/s00330-015-4080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10113-015-088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00429-015-114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3758/s13423-015-0971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0826-015-031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niversity</text:p>
          </table:table-cell>
          <table:table-cell table:style-name="ce14" office:value-type="string" calcext:value-type="string">
            <text:p>10.1007/s10021-015-993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Netherlands Institute of Ecology</text:p>
          </table:table-cell>
          <table:table-cell table:style-name="ce14" office:value-type="string" calcext:value-type="string">
            <text:p>10.1007/s00248-015-070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11325-015-128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111-015-035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00780-015-028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1948-015-972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405-015-382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901-015-9493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00238-015-116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746-015-273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3758/s13428-015-067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niversity, Netherlands</text:p>
          </table:table-cell>
          <table:table-cell table:style-name="ce14" office:value-type="string" calcext:value-type="string">
            <text:p>10.1007/s12571-015-050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lburg University</text:p>
          </table:table-cell>
          <table:table-cell table:style-name="ce14" office:value-type="string" calcext:value-type="string">
            <text:p>10.1007/s11136-015-116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3629-015-010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0459-015-965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00426-015-0727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00134-015-413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</text:p>
          </table:table-cell>
          <table:table-cell table:style-name="ce14" office:value-type="string" calcext:value-type="string">
            <text:p>10.1007/s40802-015-004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1999-015-4620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0964-015-038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rasmus MC</text:p>
          </table:table-cell>
          <table:table-cell table:style-name="ce14" office:value-type="string" calcext:value-type="string">
            <text:p>10.1007/s10875-015-021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Netherlands Institute of Ecology</text:p>
          </table:table-cell>
          <table:table-cell table:style-name="ce14" office:value-type="string" calcext:value-type="string">
            <text:p>10.1007/s10452-015-9552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0689-015-985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11096-015-019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494-015-9669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Groningen</text:p>
          </table:table-cell>
          <table:table-cell table:style-name="ce14" office:value-type="string" calcext:value-type="string">
            <text:p>10.1007/s10334-015-050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878-015-997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611-015-9593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, Netherlands</text:p>
          </table:table-cell>
          <table:table-cell table:style-name="ce14" office:value-type="string" calcext:value-type="string">
            <text:p>10.1007/s13361-015-128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10096-015-251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00003-015-099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392-015-093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00586-015-431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Medical Center Groningen (UMCG)</text:p>
          </table:table-cell>
          <table:table-cell table:style-name="ce14" office:value-type="string" calcext:value-type="string">
            <text:p>10.1007/s00395-015-052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278-015-983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367-015-099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40571-015-008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0519-015-976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947-015-164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00167-015-387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00428-015-187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VU University Medical Center (VUmc)</text:p>
          </table:table-cell>
          <table:table-cell table:style-name="ce14" office:value-type="string" calcext:value-type="string">
            <text:p>10.1007/s00520-015-2993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10488-015-069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Groningen, Netherlands</text:p>
          </table:table-cell>
          <table:table-cell table:style-name="ce14" office:value-type="string" calcext:value-type="string">
            <text:p>10.1007/s10680-015-935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niversity of Amsterdam, Netherlands</text:p>
          </table:table-cell>
          <table:table-cell table:style-name="ce14" office:value-type="string" calcext:value-type="string">
            <text:p>10.1007/s11406-015-964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UMC Leiden, Netherlands</text:p>
          </table:table-cell>
          <table:table-cell table:style-name="ce14" office:value-type="string" calcext:value-type="string">
            <text:p>10.1007/s10719-015-962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</text:p>
          </table:table-cell>
          <table:table-cell table:style-name="ce14" office:value-type="string" calcext:value-type="string">
            <text:p>10.1007/s10519-015-976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Eindhoven University of Technology</text:p>
          </table:table-cell>
          <table:table-cell table:style-name="ce14" office:value-type="string" calcext:value-type="string">
            <text:p>10.1007/s10955-015-139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cademic Medical Center (AMC)</text:p>
          </table:table-cell>
          <table:table-cell table:style-name="ce14" office:value-type="string" calcext:value-type="string">
            <text:p>10.1007/s00330-015-4081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Twente</text:p>
          </table:table-cell>
          <table:table-cell table:style-name="ce14" office:value-type="string" calcext:value-type="string">
            <text:p>10.1007/s12035-015-950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recht University</text:p>
          </table:table-cell>
          <table:table-cell table:style-name="ce14" office:value-type="string" calcext:value-type="string">
            <text:p>10.1007/s00787-015-078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University of Amsterdam (UvA)</text:p>
          </table:table-cell>
          <table:table-cell table:style-name="ce14" office:value-type="string" calcext:value-type="string">
            <text:p>10.1007/s11336-015-9486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VU University Amsterdam, Netherlands</text:p>
          </table:table-cell>
          <table:table-cell table:style-name="ce14" office:value-type="string" calcext:value-type="string">
            <text:p>10.1007/s10113-015-0876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Leiden University Medical Center (LUMC)</text:p>
          </table:table-cell>
          <table:table-cell table:style-name="ce14" office:value-type="string" calcext:value-type="string">
            <text:p>10.1007/s12350-015-0322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lft University of Technology</text:p>
          </table:table-cell>
          <table:table-cell table:style-name="ce14" office:value-type="string" calcext:value-type="string">
            <text:p>10.1007/s10606-015-9239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10877-015-980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1095-015-181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Wageningen UR (University &amp; Research Centre)</text:p>
          </table:table-cell>
          <table:table-cell table:style-name="ce14" office:value-type="string" calcext:value-type="string">
            <text:p>10.1007/s10750-015-257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MC Utrecht</text:p>
          </table:table-cell>
          <table:table-cell table:style-name="ce14" office:value-type="string" calcext:value-type="string">
            <text:p>10.1007/s11136-015-117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Radboud UMC</text:p>
          </table:table-cell>
          <table:table-cell table:style-name="ce14" office:value-type="string" calcext:value-type="string">
            <text:p>10.1007/s00213-015-414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indhoven University of Technology</text:p>
          </table:table-cell>
          <table:table-cell table:style-name="ce14" office:value-type="string" calcext:value-type="string">
            <text:p>10.1007/s10494-015-968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14" office:value-type="string" calcext:value-type="string">
            <text:p>Maastricht University</text:p>
          </table:table-cell>
          <table:table-cell table:style-name="ce14" office:value-type="string" calcext:value-type="string">
            <text:p>10.1007/s12263-015-050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ober 2015" table:style-name="ta9">
        <table:table-column table:style-name="co16" table:default-cell-style-name="ce6"/>
        <table:table-column table:style-name="co17" table:default-cell-style-name="ce6"/>
        <table:table-column table:style-name="co3" table:number-columns-repeated="1020" table:default-cell-style-name="ce6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5" office:value-type="string" calcext:value-type="string">
            <text:p>10.1007/s40262-015-031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mc, Netherlands</text:p>
          </table:table-cell>
          <table:table-cell table:style-name="ce4" office:value-type="string" calcext:value-type="string">
            <text:p>10.1007/s00441-015-229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00348-015-206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00702-015-145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00464-015-453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5" office:value-type="string" calcext:value-type="string">
            <text:p>10.1007/s12311-015-073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1097-015-944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</text:p>
          </table:table-cell>
          <table:table-cell table:style-name="ce4" office:value-type="string" calcext:value-type="string">
            <text:p>10.1007/s10494-015-967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Netherlands Institute of Ecology, Netherlands</text:p>
          </table:table-cell>
          <table:table-cell table:style-name="ce4" office:value-type="string" calcext:value-type="string">
            <text:p>10.1007/s00442-015-3472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MC+</text:p>
          </table:table-cell>
          <table:table-cell table:style-name="ce4" office:value-type="string" calcext:value-type="string">
            <text:p>10.1007/s00330-015-406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10544-015-001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</text:p>
          </table:table-cell>
          <table:table-cell table:style-name="ce4" office:value-type="string" calcext:value-type="string">
            <text:p>10.1007/s11554-015-053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5" office:value-type="string" calcext:value-type="string">
            <text:p>10.1007/s10545-015-989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4" office:value-type="string" calcext:value-type="string">
            <text:p>10.1007/s00253-015-7033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10882-015-945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40670-015-0184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1229-015-0928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0603-015-930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11605-015-296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R (University &amp; Research Centre)</text:p>
          </table:table-cell>
          <table:table-cell table:style-name="ce4" office:value-type="string" calcext:value-type="string">
            <text:p>10.1007/s10040-015-132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Groningen</text:p>
          </table:table-cell>
          <table:table-cell table:style-name="ce5" office:value-type="string" calcext:value-type="string">
            <text:p>10.1007/s00018-015-207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, Netherlands</text:p>
          </table:table-cell>
          <table:table-cell table:style-name="ce4" office:value-type="string" calcext:value-type="string">
            <text:p>10.1007/s10699-015-946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4" office:value-type="string" calcext:value-type="string">
            <text:p>10.1007/s13194-015-0122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, Netherlands</text:p>
          </table:table-cell>
          <table:table-cell table:style-name="ce4" office:value-type="string" calcext:value-type="string">
            <text:p>10.1007/s10816-015-9263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00246-015-126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, Netherlands</text:p>
          </table:table-cell>
          <table:table-cell table:style-name="ce4" office:value-type="string" calcext:value-type="string">
            <text:p>10.1007/s11116-015-965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4" office:value-type="string" calcext:value-type="string">
            <text:p>10.1007/s11356-015-534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MC</text:p>
          </table:table-cell>
          <table:table-cell table:style-name="ce4" office:value-type="string" calcext:value-type="string">
            <text:p>10.1007/s00424-015-174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4" office:value-type="string" calcext:value-type="string">
            <text:p>10.1007/s00228-015-1963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0551-015-289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MC+</text:p>
          </table:table-cell>
          <table:table-cell table:style-name="ce4" office:value-type="string" calcext:value-type="string">
            <text:p>10.1007/s00414-015-127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654-015-0087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trecht University</text:p>
          </table:table-cell>
          <table:table-cell table:style-name="ce4" office:value-type="string" calcext:value-type="string">
            <text:p>10.1007/s10071-015-0932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4" office:value-type="string" calcext:value-type="string">
            <text:p>10.1007/s15010-015-085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10198-015-0734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4" office:value-type="string" calcext:value-type="string">
            <text:p>10.1007/s00787-015-078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trecht University, Netherlands</text:p>
          </table:table-cell>
          <table:table-cell table:style-name="ce4" office:value-type="string" calcext:value-type="string">
            <text:p>10.1007/s10677-015-964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4" office:value-type="string" calcext:value-type="string">
            <text:p>10.1007/s00431-015-263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0992-015-9385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3278-015-030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10606-015-9235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00330-015-3993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00395-015-051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4" office:value-type="string" calcext:value-type="string">
            <text:p>10.1007/s00213-015-411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</text:p>
          </table:table-cell>
          <table:table-cell table:style-name="ce5" office:value-type="string" calcext:value-type="string">
            <text:p>10.1007/s10957-015-0826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4" office:value-type="string" calcext:value-type="string">
            <text:p>10.1007/s00431-015-265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4" office:value-type="string" calcext:value-type="string">
            <text:p>10.1007/s10670-015-977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459-015-964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0802-015-008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, Netherlands</text:p>
          </table:table-cell>
          <table:table-cell table:style-name="ce4" office:value-type="string" calcext:value-type="string">
            <text:p>10.1007/s10699-015-943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5" office:value-type="string" calcext:value-type="string">
            <text:p>10.1007/s10198-015-073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00221-015-445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10762-015-021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431-015-264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4" office:value-type="string" calcext:value-type="string">
            <text:p>10.1007/s10488-015-069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10802-015-009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0681-015-157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4" office:value-type="string" calcext:value-type="string">
            <text:p>10.1007/s00431-015-2643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11886-015-066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4" office:value-type="string" calcext:value-type="string">
            <text:p>10.1007/s11540-015-930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00348-015-206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, Netherlands</text:p>
          </table:table-cell>
          <table:table-cell table:style-name="ce4" office:value-type="string" calcext:value-type="string">
            <text:p>10.1007/s10008-015-303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G, Netherlands</text:p>
          </table:table-cell>
          <table:table-cell table:style-name="ce4" office:value-type="string" calcext:value-type="string">
            <text:p>10.1007/s00441-015-228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4" office:value-type="string" calcext:value-type="string">
            <text:p>10.1007/s00440-015-0666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00228-015-1940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12350-015-0286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mc, Netherlands</text:p>
          </table:table-cell>
          <table:table-cell table:style-name="ce4" office:value-type="string" calcext:value-type="string">
            <text:p>10.1007/s11136-015-114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0519-015-9752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4" office:value-type="string" calcext:value-type="string">
            <text:p>10.1007/s10722-015-0332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00394-015-105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10699-015-944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40496-015-006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0699-015-945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00182-015-050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4" office:value-type="string" calcext:value-type="string">
            <text:p>10.1007/s00125-015-377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5" office:value-type="string" calcext:value-type="string">
            <text:p>10.1007/s11047-015-953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0689-015-984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11196-015-943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13524-015-043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10555-015-958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mc, Netherlands</text:p>
          </table:table-cell>
          <table:table-cell table:style-name="ce4" office:value-type="string" calcext:value-type="string">
            <text:p>10.1007/s10508-015-061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654-015-008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00464-015-455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indhoven University of Technology, Netherlands</text:p>
          </table:table-cell>
          <table:table-cell table:style-name="ce4" office:value-type="string" calcext:value-type="string">
            <text:p>10.1007/s10236-015-0875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40265-015-0480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645-015-9261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R (University &amp; Research Centre)</text:p>
          </table:table-cell>
          <table:table-cell table:style-name="ce4" office:value-type="string" calcext:value-type="string">
            <text:p>10.1007/s11160-015-9403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10699-015-9440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00221-015-445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Open University of The Netherlands, Netherlands</text:p>
          </table:table-cell>
          <table:table-cell table:style-name="ce4" office:value-type="string" calcext:value-type="string">
            <text:p>10.1007/s12186-015-914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</text:p>
          </table:table-cell>
          <table:table-cell table:style-name="ce4" office:value-type="string" calcext:value-type="string">
            <text:p>10.1007/s11095-015-181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803-015-262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00784-015-1622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00330-015-403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10699-015-945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1336-015-947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127-015-112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4" office:value-type="string" calcext:value-type="string">
            <text:p>10.1007/s00168-015-071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Netherlands Institute of Ecology, Netherlands</text:p>
          </table:table-cell>
          <table:table-cell table:style-name="ce4" office:value-type="string" calcext:value-type="string">
            <text:p>10.1007/s10750-015-244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</text:p>
          </table:table-cell>
          <table:table-cell table:style-name="ce4" office:value-type="string" calcext:value-type="string">
            <text:p>10.1007/s10826-015-030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00330-015-391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10144-015-051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40592-015-003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11548-015-130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4" office:value-type="string" calcext:value-type="string">
            <text:p>10.1007/s11764-015-048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5" office:value-type="string" calcext:value-type="string">
            <text:p>10.1007/s00464-015-456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00204-015-159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00784-015-159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5" office:value-type="string" calcext:value-type="string">
            <text:p>10.1007/s10902-015-9678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MCG, Netherlands</text:p>
          </table:table-cell>
          <table:table-cell table:style-name="ce5" office:value-type="string" calcext:value-type="string">
            <text:p>10.1007/s10557-015-661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Tilburg University - Netherlands</text:p>
          </table:table-cell>
          <table:table-cell table:style-name="ce4" office:value-type="string" calcext:value-type="string">
            <text:p>10.3758/s13428-015-066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, Netherlands</text:p>
          </table:table-cell>
          <table:table-cell table:style-name="ce4" office:value-type="string" calcext:value-type="string">
            <text:p>10.1007/s11562-015-0341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198-015-331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3758/s13423-015-0958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4" office:value-type="string" calcext:value-type="string">
            <text:p>10.1007/s10554-015-079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trecht University, Netherlands</text:p>
          </table:table-cell>
          <table:table-cell table:style-name="ce4" office:value-type="string" calcext:value-type="string">
            <text:p>10.1007/s11858-015-073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0699-015-944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4" office:value-type="string" calcext:value-type="string">
            <text:p>10.1007/s00340-015-624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554-015-0779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</text:p>
          </table:table-cell>
          <table:table-cell table:style-name="ce5" office:value-type="string" calcext:value-type="string">
            <text:p>10.1007/s10654-015-009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Medical Center (VUmc)</text:p>
          </table:table-cell>
          <table:table-cell table:style-name="ce4" office:value-type="string" calcext:value-type="string">
            <text:p>10.1007/s10554-015-078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10048-015-0462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G, Netherlands</text:p>
          </table:table-cell>
          <table:table-cell table:style-name="ce4" office:value-type="string" calcext:value-type="string">
            <text:p>10.1007/s12015-015-962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 (UvA)</text:p>
          </table:table-cell>
          <table:table-cell table:style-name="ce5" office:value-type="string" calcext:value-type="string">
            <text:p>10.1007/s00167-015-3833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549-015-359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00248-015-0683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niversity, Netherlands</text:p>
          </table:table-cell>
          <table:table-cell table:style-name="ce4" office:value-type="string" calcext:value-type="string">
            <text:p>10.1007/s00267-015-062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00187-015-0226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00168-015-069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10802-015-0081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803-015-2592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245/s10434-015-490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</text:p>
          </table:table-cell>
          <table:table-cell table:style-name="ce4" office:value-type="string" calcext:value-type="string">
            <text:p>10.1007/s00277-015-2529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552-015-067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Radboud UMC</text:p>
          </table:table-cell>
          <table:table-cell table:style-name="ce4" office:value-type="string" calcext:value-type="string">
            <text:p>10.1007/s00018-015-207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4" office:value-type="string" calcext:value-type="string">
            <text:p>10.1007/s10611-015-9590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5" office:value-type="string" calcext:value-type="string">
            <text:p>10.1007/s00429-015-1115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0699-015-9443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234-015-160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, Netherlands</text:p>
          </table:table-cell>
          <table:table-cell table:style-name="ce4" office:value-type="string" calcext:value-type="string">
            <text:p>10.1007/s10773-015-281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MC</text:p>
          </table:table-cell>
          <table:table-cell table:style-name="ce4" office:value-type="string" calcext:value-type="string">
            <text:p>10.1007/s00431-015-265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00520-015-295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Leiden University</text:p>
          </table:table-cell>
          <table:table-cell table:style-name="ce4" office:value-type="string" calcext:value-type="string">
            <text:p>10.1007/s10668-015-9723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 University, Netherlands</text:p>
          </table:table-cell>
          <table:table-cell table:style-name="ce5" office:value-type="string" calcext:value-type="string">
            <text:p>10.1007/s10699-015-947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Wageningen UR (University &amp; Research Centre)</text:p>
          </table:table-cell>
          <table:table-cell table:style-name="ce4" office:value-type="string" calcext:value-type="string">
            <text:p>10.1007/s11069-015-2051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Groningen, Netherlands</text:p>
          </table:table-cell>
          <table:table-cell table:style-name="ce4" office:value-type="string" calcext:value-type="string">
            <text:p>10.1007/s00213-015-409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00253-015-699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467-015-3209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1590-015-0941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3361-015-126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Maastricht University, Netherlands</text:p>
          </table:table-cell>
          <table:table-cell table:style-name="ce4" office:value-type="string" calcext:value-type="string">
            <text:p>10.1007/s11524-015-999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00467-015-321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Academic Medical Center (AMC)</text:p>
          </table:table-cell>
          <table:table-cell table:style-name="ce4" office:value-type="string" calcext:value-type="string">
            <text:p>10.1245/s10434-015-493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Amsterdam, Netherlands</text:p>
          </table:table-cell>
          <table:table-cell table:style-name="ce4" office:value-type="string" calcext:value-type="string">
            <text:p>10.1007/s11013-015-947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G, Netherlands</text:p>
          </table:table-cell>
          <table:table-cell table:style-name="ce4" office:value-type="string" calcext:value-type="string">
            <text:p>10.1007/s10897-015-9894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 Medical Center (LUMC)</text:p>
          </table:table-cell>
          <table:table-cell table:style-name="ce4" office:value-type="string" calcext:value-type="string">
            <text:p>10.1007/s10578-015-0601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Amsterdam</text:p>
          </table:table-cell>
          <table:table-cell table:style-name="ce4" office:value-type="string" calcext:value-type="string">
            <text:p>10.1007/s10611-015-958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MC, Netherlands</text:p>
          </table:table-cell>
          <table:table-cell table:style-name="ce4" office:value-type="string" calcext:value-type="string">
            <text:p>10.1007/s10840-015-006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00221-015-445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1205-015-112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11065-015-930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eiden University, Netherlands</text:p>
          </table:table-cell>
          <table:table-cell table:style-name="ce4" office:value-type="string" calcext:value-type="string">
            <text:p>10.1007/s11302-015-9477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Radboudumc, Netherlands</text:p>
          </table:table-cell>
          <table:table-cell table:style-name="ce4" office:value-type="string" calcext:value-type="string">
            <text:p>10.1007/s12015-015-962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MC, Netherlands</text:p>
          </table:table-cell>
          <table:table-cell table:style-name="ce4" office:value-type="string" calcext:value-type="string">
            <text:p>10.1007/s00330-015-404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LUMC Leiden, Netherlands</text:p>
          </table:table-cell>
          <table:table-cell table:style-name="ce5" office:value-type="string" calcext:value-type="string">
            <text:p>10.1007/s00259-015-3220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MCG, Netherlands</text:p>
          </table:table-cell>
          <table:table-cell table:style-name="ce4" office:value-type="string" calcext:value-type="string">
            <text:p>10.1007/s11136-015-113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VU University Amsterdam, Netherlands</text:p>
          </table:table-cell>
          <table:table-cell table:style-name="ce4" office:value-type="string" calcext:value-type="string">
            <text:p>10.1007/s10519-015-975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10971-015-388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niversity of Twente, Netherlands</text:p>
          </table:table-cell>
          <table:table-cell table:style-name="ce4" office:value-type="string" calcext:value-type="string">
            <text:p>10.1007/s10699-015-947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elft University of Technology, Netherlands</text:p>
          </table:table-cell>
          <table:table-cell table:style-name="ce4" office:value-type="string" calcext:value-type="string">
            <text:p>10.1007/s11661-015-316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style-name="ce13" table:number-columns-repeated="1006"/>
          <table:table-cell table:number-columns-repeated="14"/>
        </table:table-row>
        <table:table-row table:style-name="ro2">
          <table:table-cell table:style-name="ce9" office:value-type="string" calcext:value-type="string">
            <text:p>UMC Utrecht, Netherlands</text:p>
          </table:table-cell>
          <table:table-cell table:style-name="ce4" office:value-type="string" calcext:value-type="string">
            <text:p>10.1007/s10278-015-982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Erasmus University Rotterdam, Netherlands</text:p>
          </table:table-cell>
          <table:table-cell table:style-name="ce4" office:value-type="string" calcext:value-type="string">
            <text:p>10.1007/s11251-015-936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tember 2015" table:style-name="ta10">
        <table:table-column table:style-name="co18" table:default-cell-style-name="ce3"/>
        <table:table-column table:style-name="co19" table:default-cell-style-name="ce3"/>
        <table:table-column table:style-name="co6" table:number-columns-repeated="1008" table:default-cell-style-name="ce3"/>
        <table:table-column table:style-name="co6" table:number-columns-repeated="14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table:style-name="ce6" office:value-type="string" calcext:value-type="string">
            <text:p>is_hybrid</text:p>
          </table:table-cell>
          <table:table-cell table:style-name="ce6" office:value-type="string" calcext:value-type="string">
            <text:p>period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9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676-015-9366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9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1157-015-9374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2350-015-0246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0654-015-0085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603-015-9301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00784-015-1589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245/s10434-015-4858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10067-015-3067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1244-015-0489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00190-015-0852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670-015-9762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Radboud University, Netherlands</text:p>
          </table:table-cell>
          <table:table-cell table:style-name="ce5" office:value-type="string" calcext:value-type="string">
            <text:p>10.1007/s10802-015-0080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2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6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609-015-9262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10456-015-9485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00520-015-2930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584-015-1485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10803-015-2562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00784-015-1593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0853-015-9437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1858-015-0732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0926-015-9606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253-015-6950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00441-015-2272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00251-015-0869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107-015-0945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Fungal Biodiversity Center, Netherlands</text:p>
          </table:table-cell>
          <table:table-cell table:style-name="ce5" office:value-type="string" calcext:value-type="string">
            <text:p>10.1007/s10529-015-1951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308-015-0434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1664-015-4008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3280-015-0699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645-015-9259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Netherlands Institute of Ecology, Netherlands</text:p>
          </table:table-cell>
          <table:table-cell table:style-name="ce5" office:value-type="string" calcext:value-type="string">
            <text:p>10.1007/s10452-015-9544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007/s00431-015-2621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00784-015-1581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787-015-0764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12630-015-0492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439-015-1595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1269-015-1139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394-015-1030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007/s10654-015-0083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0654-015-0082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40336-015-0139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234-015-1577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488-015-0679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0257-015-0291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00520-015-2909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2155-015-9669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00392-015-0907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2035-015-9423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00453-015-0069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University Rotterdam, Netherlands</text:p>
          </table:table-cell>
          <table:table-cell table:style-name="ce5" office:value-type="string" calcext:value-type="string">
            <text:p>10.1007/s10997-015-9330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479-015-1912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11307-015-0882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2685-015-0145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00228-015-1935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40266-015-0293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421-015-3248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3235-015-0169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3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8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00280-015-2874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2031-015-0641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428-015-1832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329-015-0482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804-015-9217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007/s00134-015-4057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10549-015-3562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0840-015-0054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113-015-0866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223-015-0059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40571-015-0064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0803-015-2595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12265-015-9643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3758/s13423-015-0913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2526-015-0384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880-015-9432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13402-015-0241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405-015-3773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125-015-3754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11538-015-0103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330-015-4013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0458-015-9309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508-015-0627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 University, Netherlands</text:p>
          </table:table-cell>
          <table:table-cell table:style-name="ce5" office:value-type="string" calcext:value-type="string">
            <text:p>10.1007/s11061-015-9454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00520-015-2925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00221-015-4437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00374-015-1056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40262-015-0325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234-015-1571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849-015-9224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13361-015-1258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415-015-7898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University Rotterdam, Netherlands</text:p>
          </table:table-cell>
          <table:table-cell table:style-name="ce5" office:value-type="string" calcext:value-type="string">
            <text:p>10.1007/s10657-015-9514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0519-015-9745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0058-015-0180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0295-015-1666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0610-015-9288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1242-015-0546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8-015-0594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11060-015-1883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40262-015-0328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0940-015-9265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0336-015-1284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3361-015-1254-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639-015-9430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0637-015-0281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40258-015-0200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indhoven University of Technology, Netherlands</text:p>
          </table:table-cell>
          <table:table-cell table:style-name="ce5" office:value-type="string" calcext:value-type="string">
            <text:p>10.1007/s00031-015-9335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0531-015-0985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indhoven University of Technology, Netherlands</text:p>
          </table:table-cell>
          <table:table-cell table:style-name="ce5" office:value-type="string" calcext:value-type="string">
            <text:p>10.1007/s11134-015-9460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2076-015-0155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1136-015-1130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00259-015-3169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1136-015-1135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indhoven University of Technology, Netherlands</text:p>
          </table:table-cell>
          <table:table-cell table:style-name="ce5" office:value-type="string" calcext:value-type="string">
            <text:p>10.1007/s11370-015-0185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0745-015-9783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10877-015-9777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464-015-4254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2263-015-0478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2115-015-9927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1136-015-1127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268-015-3223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425-015-2395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464-015-4508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7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234-015-1589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007/s00423-015-1337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00264-015-2982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0980-015-0258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MC, Netherlands</text:p>
          </table:table-cell>
          <table:table-cell table:style-name="ce5" office:value-type="string" calcext:value-type="string">
            <text:p>10.1007/s11764-015-0485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245/s10434-015-4840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indhoven University of Technology, Netherlands</text:p>
          </table:table-cell>
          <table:table-cell table:style-name="ce5" office:value-type="string" calcext:value-type="string">
            <text:p>10.1007/s10894-015-0012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10459-015-9634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394-015-1026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10096-015-2484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00253-015-6937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1121-015-0602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11121-015-0598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00221-015-4438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1229-015-0916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702-015-1465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University Rotterdam, Netherlands</text:p>
          </table:table-cell>
          <table:table-cell table:style-name="ce5" office:value-type="string" calcext:value-type="string">
            <text:p>10.1007/s10198-015-0729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277-015-2509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00441-015-2263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2685-015-0140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Twente, Netherlands</text:p>
          </table:table-cell>
          <table:table-cell table:style-name="ce5" office:value-type="string" calcext:value-type="string">
            <text:p>10.1007/s10519-015-9735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1185-015-9150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Wageningen University, Netherlands</text:p>
          </table:table-cell>
          <table:table-cell table:style-name="ce5" office:value-type="string" calcext:value-type="string">
            <text:p>10.1007/s10546-015-0086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13760-015-0528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10096-015-2482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10503-015-9374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Amsterdam, Netherlands</text:p>
          </table:table-cell>
          <table:table-cell table:style-name="ce5" office:value-type="string" calcext:value-type="string">
            <text:p>10.1007/s40496-015-0064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134-015-4071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12308-015-0259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3758/s13423-015-0934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12064-015-0214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926-015-9607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UMC Leiden, Netherlands</text:p>
          </table:table-cell>
          <table:table-cell table:style-name="ce5" office:value-type="string" calcext:value-type="string">
            <text:p>10.1007/s10637-015-0285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790-015-9515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1948-015-9697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40264-015-0341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10803-015-2572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2061-015-9167-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00520-015-2910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520-015-2911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259-015-3193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247-015-3420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1336-015-9475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10439-015-1410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Leiden University, Netherlands</text:p>
          </table:table-cell>
          <table:table-cell table:style-name="ce5" office:value-type="string" calcext:value-type="string">
            <text:p>10.1007/s10828-015-9075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00701-015-2547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Eindhoven University of Technology, Netherlands</text:p>
          </table:table-cell>
          <table:table-cell table:style-name="ce5" office:value-type="string" calcext:value-type="string">
            <text:p>10.1007/s10009-015-0399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trecht University, Netherlands</text:p>
          </table:table-cell>
          <table:table-cell table:style-name="ce5" office:value-type="string" calcext:value-type="string">
            <text:p>10.1007/s00787-015-0772-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Maastricht UMC+, Netherlands</text:p>
          </table:table-cell>
          <table:table-cell table:style-name="ce5" office:value-type="string" calcext:value-type="string">
            <text:p>10.1007/s12576-015-0398-z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11136-015-1124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 University, Netherlands</text:p>
          </table:table-cell>
          <table:table-cell table:style-name="ce5" office:value-type="string" calcext:value-type="string">
            <text:p>10.1007/s00345-015-1679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Vumc, Netherlands</text:p>
          </table:table-cell>
          <table:table-cell table:style-name="ce5" office:value-type="string" calcext:value-type="string">
            <text:p>10.1007/s11136-015-1122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00253-015-6971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00190-015-0850-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12630-015-0464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186-015-0513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lburg University - Netherlands</text:p>
          </table:table-cell>
          <table:table-cell table:style-name="ce5" office:value-type="string" calcext:value-type="string">
            <text:p>10.1007/s10801-015-0633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Erasmus MC, Netherlands</text:p>
          </table:table-cell>
          <table:table-cell table:style-name="ce5" office:value-type="string" calcext:value-type="string">
            <text:p>10.1007/s00428-015-1830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 University, Netherlands</text:p>
          </table:table-cell>
          <table:table-cell table:style-name="ce5" office:value-type="string" calcext:value-type="string">
            <text:p>10.1007/s10608-015-9716-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niversity of Groningen, Netherlands</text:p>
          </table:table-cell>
          <table:table-cell table:style-name="ce5" office:value-type="string" calcext:value-type="string">
            <text:p>10.1007/s00428-015-1824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VU University Amsterdam, Netherlands</text:p>
          </table:table-cell>
          <table:table-cell table:style-name="ce5" office:value-type="string" calcext:value-type="string">
            <text:p>10.1007/s12685-015-0144-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431-015-2626-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00787-015-0766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Delft University of Technology, Netherlands</text:p>
          </table:table-cell>
          <table:table-cell table:style-name="ce5" office:value-type="string" calcext:value-type="string">
            <text:p>10.1007/s10696-015-9224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G, Netherlands</text:p>
          </table:table-cell>
          <table:table-cell table:style-name="ce5" office:value-type="string" calcext:value-type="string">
            <text:p>10.1007/s00520-015-2919-y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Radboudumc, Netherlands</text:p>
          </table:table-cell>
          <table:table-cell table:style-name="ce5" office:value-type="string" calcext:value-type="string">
            <text:p>10.1007/s00277-015-2486-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MC Utrecht, Netherlands</text:p>
          </table:table-cell>
          <table:table-cell table:style-name="ce5" office:value-type="string" calcext:value-type="string">
            <text:p>10.1007/s00345-015-1691-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table:number-columns-repeated="1006"/>
          <table:table-cell table:number-columns-repeated="14"/>
        </table:table-row>
        <table:table-row table:style-name="ro3">
          <table:table-cell table:style-name="ce5" office:value-type="string" calcext:value-type="string">
            <text:p>Maastricht University, Netherlands</text:p>
          </table:table-cell>
          <table:table-cell table:style-name="ce5" office:value-type="string" calcext:value-type="string">
            <text:p>10.1007/s10683-015-9468-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echnische Universiteit Eindhoven</text:p>
          </table:table-cell>
          <table:table-cell table:style-name="ce5" office:value-type="string" calcext:value-type="string">
            <text:p>10.1140/epje/i2015-15105-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ust 2015" table:style-name="ta11">
        <table:table-column table:style-name="co20" table:default-cell-style-name="ce16"/>
        <table:table-column table:style-name="co21" table:default-cell-style-name="ce16"/>
        <table:table-column table:style-name="co3" table:number-columns-repeated="1022" table:default-cell-style-name="ce1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0988-015-9173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7" office:value-type="string" calcext:value-type="string">
            <text:p>10.1007/s10596-015-9509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00500-015-1802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592-015-0765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11926-015-0533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464-015-4454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213-015-4027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1090-015-9640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0623-015-0127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10746-015-9360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0" office:value-type="string" calcext:value-type="string">
            <text:p>10.1007/s00296-015-3336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406-015-0623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00334-015-0543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10545-015-9880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0458-015-9307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281-015-0522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10554-015-0749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405-015-3746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806-015-9566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00428-015-1833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11211-015-0249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0803-015-2559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40802-015-0036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0" office:value-type="string" calcext:value-type="string">
            <text:p>10.1007/s10551-015-2780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0519-015-9738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0964-015-0343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0" office:value-type="string" calcext:value-type="string">
            <text:p>10.1007/s10198-015-0722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0" office:value-type="string" calcext:value-type="string">
            <text:p>10.1007/s00018-015-2019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Netherlands Institute of Ecology, Netherlands</text:p>
          </table:table-cell>
          <table:table-cell table:style-name="ce10" office:value-type="string" calcext:value-type="string">
            <text:p>10.1007/s10886-015-0605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067-015-3035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1136-015-1093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0" office:value-type="string" calcext:value-type="string">
            <text:p>10.1007/s11135-015-0255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1244-015-0414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0897-015-9869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0916-015-0274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11252-015-0488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221-015-4391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10555-015-9576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1027-015-9675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1096-015-0174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0838-015-9313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1888-015-0288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1012-015-0255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460-015-9645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00395-015-0508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268-015-3232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00464-015-4415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988-015-9175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00417-015-3127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167-015-3729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0" office:value-type="string" calcext:value-type="string">
            <text:p>10.1007/s40571-015-0061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12609-015-0187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10551-015-2784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2311-015-0708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992-015-9380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0551-015-2796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0811-015-0678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0" office:value-type="string" calcext:value-type="string">
            <text:p>10.1007/s00259-015-3154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00348-015-2031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1269-015-1079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10877-015-9759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10928-015-9437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12027-015-0398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2155-015-9665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10554-015-0734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11548-015-1252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0596-015-9506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3164-015-0282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00199-015-0896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0645-015-9258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10067-015-3038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1136-015-1061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40272-015-0142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00204-015-1572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00784-015-1535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00004-015-0260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460-015-9641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330-015-3912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1031-015-9507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467-015-3186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0" office:value-type="string" calcext:value-type="string">
            <text:p>10.1007/s10803-015-2532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0" office:value-type="string" calcext:value-type="string">
            <text:p>10.1007/s12149-015-1008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0452-015-9537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00431-015-2618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457-015-9843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1116-015-9648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1157-015-9375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1205-015-1066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00428-015-1817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00186-015-0498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1027-015-9667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0896-015-9746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1881-015-0106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0620-015-3828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00229-015-0781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00134-015-4009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00125-015-3727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00228-015-1908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802-015-0061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1242-015-0547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467-015-3171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0" office:value-type="string" calcext:value-type="string">
            <text:p>10.1007/s40279-015-0371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00330-015-3932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2187-015-9322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0551-015-2772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0" office:value-type="string" calcext:value-type="string">
            <text:p>10.1007/s13157-015-0676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0" office:value-type="string" calcext:value-type="string">
            <text:p>10.1007/s00392-015-0896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247-015-3436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0896-015-9769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1219-015-9286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0953-015-0361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0096-015-2467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3311-015-0372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00161-015-0470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806-015-9565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00520-015-2896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0458-015-9308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10734-015-9936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00339-015-9426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0439-015-1428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018-015-2004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0588-015-9190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12311-015-0710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10071-015-0913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1888-015-0280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40264-015-0333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00059-015-4343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12685-015-0141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11886-015-0629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0" office:value-type="string" calcext:value-type="string">
            <text:p>10.1007/s00167-015-3727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1367-015-0944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1005-015-0786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00122-015-2593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11357-015-9825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10545-015-9885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0689-015-9827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0" office:value-type="string" calcext:value-type="string">
            <text:p>10.1007/s00296-015-3352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10549-015-3539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00125-015-3731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11211-015-0248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415-015-7877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1661-015-3081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0" office:value-type="string" calcext:value-type="string">
            <text:p>10.1007/s13524-015-0420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40802-015-0034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467-015-3170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0546-015-0068-y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12263-015-0484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0" office:value-type="string" calcext:value-type="string">
            <text:p>10.1007/s11135-015-0242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0" office:value-type="string" calcext:value-type="string">
            <text:p>10.1007/s10853-015-9317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40802-015-0035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00608-015-0282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0" office:value-type="string" calcext:value-type="string">
            <text:p>10.1007/s00249-015-1063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0" office:value-type="string" calcext:value-type="string">
            <text:p>10.1007/s10762-015-0195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0" office:value-type="string" calcext:value-type="string">
            <text:p>10.1007/s13139-015-0357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0" office:value-type="string" calcext:value-type="string">
            <text:p>10.1007/s40266-015-0283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00787-015-0747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00799-015-0162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0" office:value-type="string" calcext:value-type="string">
            <text:p>10.1007/s00408-015-9784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426-015-0698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0" office:value-type="string" calcext:value-type="string">
            <text:p>10.1245/s10434-015-4827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0" office:value-type="string" calcext:value-type="string">
            <text:p>10.1007/s00221-015-4407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10286-015-0286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10862-015-9500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11239-015-1255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0955-015-1334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0" office:value-type="string" calcext:value-type="string">
            <text:p>10.1007/s00228-015-1916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0" office:value-type="string" calcext:value-type="string">
            <text:p>10.1007/s00253-015-6829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00262-015-1746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0" office:value-type="string" calcext:value-type="string">
            <text:p>10.1007/s00787-015-0754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40336-015-0133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00397-015-0867-6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0" office:value-type="string" calcext:value-type="string">
            <text:p>10.1007/s00168-015-0680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345-015-1661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0" office:value-type="string" calcext:value-type="string">
            <text:p>10.1007/s40273-015-0318-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0" office:value-type="string" calcext:value-type="string">
            <text:p>10.1007/s11027-015-9678-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11136-015-1091-7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259-015-3139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0" office:value-type="string" calcext:value-type="string">
            <text:p>10.1007/s10096-015-2470-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0" office:value-type="string" calcext:value-type="string">
            <text:p>10.1007/s00701-015-2543-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1116-015-9644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0" office:value-type="string" calcext:value-type="string">
            <text:p>10.1007/s00405-015-3751-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0" office:value-type="string" calcext:value-type="string">
            <text:p>10.1007/s00267-015-0606-x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0" office:value-type="string" calcext:value-type="string">
            <text:p>10.1007/s10207-015-0298-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0" office:value-type="string" calcext:value-type="string">
            <text:p>10.1007/s11948-015-9691-8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table:number-columns-repeated="1006"/>
          <table:table-cell table:number-columns-repeated="14"/>
        </table:table-row>
        <table:table-row table:style-name="ro3">
          <table:table-cell table:style-name="ce9" office:value-type="string" calcext:value-type="string">
            <text:p>Wageningen University, Netherlands</text:p>
          </table:table-cell>
          <table:table-cell table:style-name="ce14" office:value-type="string" calcext:value-type="string">
            <text:p>10.1007/s13280-014-0613-9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9" table:number-columns-repeated="1006"/>
          <table:table-cell table:number-columns-repeated="14"/>
        </table:table-row>
        <table:table-row table:style-name="ro3">
          <table:table-cell table:style-name="ce9" office:value-type="string" calcext:value-type="string">
            <text:p>University of Amsterdam, Netherlands</text:p>
          </table:table-cell>
          <table:table-cell table:style-name="ce14" office:value-type="string" calcext:value-type="string">
            <text:p>10.1007/s40802-015-0008-z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float" office:value="2015" calcext:value-type="float">
            <text:p>2015</text:p>
          </table:table-cell>
          <table:table-cell table:style-name="ce19" table:number-columns-repeated="1006"/>
          <table:table-cell table:number-columns-repeated="1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 2015" table:style-name="ta12">
        <table:table-column table:style-name="co16" table:default-cell-style-name="ce6"/>
        <table:table-column table:style-name="co22" table:default-cell-style-name="ce6"/>
        <table:table-column table:style-name="co3" table:number-columns-repeated="1022" table:default-cell-style-name="ce6"/>
        <table:table-row table:style-name="ro1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4">
          <table:table-cell table:style-name="ce15" office:value-type="string" calcext:value-type="string">
            <text:p>UMCG, Netherlands</text:p>
          </table:table-cell>
          <table:table-cell table:style-name="ce15" office:value-type="string" calcext:value-type="string">
            <text:p>10.1007/s00253-015-677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5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00216-015-886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256-015-220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5" office:value-type="string" calcext:value-type="string">
            <text:p>10.1007/s11229-015-0791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2571-015-048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0551-015-278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0886-015-060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1336-015-946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1187-015-966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13280-015-068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520-015-282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10884-015-9468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213-015-4020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1095-015-1746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0964-015-0326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268-015-314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223-015-003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00018-015-1985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10648-015-932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401-015-1462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00374-015-1031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40751-015-0004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5" office:value-type="string" calcext:value-type="string">
            <text:p>10.1007/s10993-015-937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13679-015-0167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40259-015-0132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10096-015-2428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0984-015-918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5" office:value-type="string" calcext:value-type="string">
            <text:p>10.1007/s00787-015-0749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405-015-3715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10334-015-0495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0901-015-9460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3758/s13414-015-0966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11548-015-1254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10802-015-0053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00381-015-2818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11192-015-1639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00213-015-396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12350-015-021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5" office:value-type="string" calcext:value-type="string">
            <text:p>10.1007/s00520-015-281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722-015-027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1042-015-275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00431-015-258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00018-015-198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5" office:value-type="string" calcext:value-type="string">
            <text:p>10.1007/s10439-015-138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0162-015-0529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10493-015-9951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5" office:value-type="string" calcext:value-type="string">
            <text:p>10.1245/s10434-015-4723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10198-015-071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5" office:value-type="string" calcext:value-type="string">
            <text:p>10.1007/s00431-015-2590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10071-015-0895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0901-015-945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1229-015-081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787-015-074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392-015-089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5" office:value-type="string" calcext:value-type="string">
            <text:p>10.1007/s11136-015-1060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228-015-190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412-015-0525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5" office:value-type="string" calcext:value-type="string">
            <text:p>10.1007/s10459-015-9624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00181-015-0974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0668-015-9691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0817-015-932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5" office:value-type="string" calcext:value-type="string">
            <text:p>10.1007/s10096-015-241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3758/s13428-015-060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00394-015-0970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5" office:value-type="string" calcext:value-type="string">
            <text:p>10.1007/s11166-015-921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G, Netherlands</text:p>
          </table:table-cell>
          <table:table-cell table:style-name="ce15" office:value-type="string" calcext:value-type="string">
            <text:p>10.1007/s00213-015-399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00415-015-782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0750-015-238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40264-015-0321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10551-015-272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5" office:value-type="string" calcext:value-type="string">
            <text:p>10.1007/s10796-015-958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134-015-3936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12062-015-9122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Tilburg University - Netherlands</text:p>
          </table:table-cell>
          <table:table-cell table:style-name="ce15" office:value-type="string" calcext:value-type="string">
            <text:p>10.1007/s12193-015-0187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40279-015-035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00441-015-223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0869-015-9411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5" office:value-type="string" calcext:value-type="string">
            <text:p>10.1007/s00455-015-9632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00216-015-8849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5" office:value-type="string" calcext:value-type="string">
            <text:p>10.1245/s10434-015-4687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Fungal Biodiversity Center, Netherlands</text:p>
          </table:table-cell>
          <table:table-cell table:style-name="ce15" office:value-type="string" calcext:value-type="string">
            <text:p>10.1007/s13225-015-0338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0838-015-9307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Netherlands Institute of Ecology, Netherlands</text:p>
          </table:table-cell>
          <table:table-cell table:style-name="ce15" office:value-type="string" calcext:value-type="string">
            <text:p>10.1007/s10482-015-0530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40070-015-0047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12024-015-9698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00422-015-065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00702-015-1426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00424-015-1718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00264-015-294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5" office:value-type="string" calcext:value-type="string">
            <text:p>10.1007/s00397-015-0862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11357-015-9802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00256-015-2208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345-015-1628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5" office:value-type="string" calcext:value-type="string">
            <text:p>10.1007/s10853-015-916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464-015-432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3187-015-087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546-015-005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1104-015-255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00068-015-055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5" office:value-type="string" calcext:value-type="string">
            <text:p>10.1007/s00259-015-310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2311-015-0693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00192-015-276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00500-015-180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0554-015-0713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0554-015-0703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10734-015-9918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00726-015-2045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UMC Leiden, Netherlands</text:p>
          </table:table-cell>
          <table:table-cell table:style-name="ce15" office:value-type="string" calcext:value-type="string">
            <text:p>10.1007/s00268-015-3136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2193-015-0189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10926-015-959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262-015-1741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1269-015-1069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10067-015-3009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, Netherlands</text:p>
          </table:table-cell>
          <table:table-cell table:style-name="ce15" office:value-type="string" calcext:value-type="string">
            <text:p>10.1007/s11241-015-923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11948-015-9684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00330-015-374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3758/s13428-015-0593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681-015-1516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0817-015-9330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1367-015-0923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MC+, Netherlands</text:p>
          </table:table-cell>
          <table:table-cell table:style-name="ce15" office:value-type="string" calcext:value-type="string">
            <text:p>10.1007/s11886-015-0614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1340-015-004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11136-015-1039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umc, Netherlands</text:p>
          </table:table-cell>
          <table:table-cell table:style-name="ce15" office:value-type="string" calcext:value-type="string">
            <text:p>10.1007/s00787-015-0734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705-015-9709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00497-015-0266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00198-015-323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5" office:value-type="string" calcext:value-type="string">
            <text:p>10.1007/s10162-015-053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MC Utrecht, Netherlands</text:p>
          </table:table-cell>
          <table:table-cell table:style-name="ce15" office:value-type="string" calcext:value-type="string">
            <text:p>10.1007/s00268-015-3162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223-015-003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11095-015-1752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00586-015-4098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1096-015-0159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10549-015-3486-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00268-015-3159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1948-015-9685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1852-015-039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10336-015-1259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1027-015-9669-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00228-015-188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40656-015-008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0549-015-3490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University Rotterdam, Netherlands</text:p>
          </table:table-cell>
          <table:table-cell table:style-name="ce15" office:value-type="string" calcext:value-type="string">
            <text:p>10.1007/s40273-015-0311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1136-015-1062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10456-015-9476-3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0877-015-974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1104-015-2604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10459-015-9627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10526-015-9688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Amsterdam, Netherlands</text:p>
          </table:table-cell>
          <table:table-cell table:style-name="ce15" office:value-type="string" calcext:value-type="string">
            <text:p>10.1007/s11229-015-0834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2549-015-0195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3758/s13414-015-0958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AMC, Netherlands</text:p>
          </table:table-cell>
          <table:table-cell table:style-name="ce15" office:value-type="string" calcext:value-type="string">
            <text:p>10.1007/s11682-015-9419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12549-015-0203-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3758/s13414-015-0955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40262-015-029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trecht University, Netherlands</text:p>
          </table:table-cell>
          <table:table-cell table:style-name="ce15" office:value-type="string" calcext:value-type="string">
            <text:p>10.1007/s00281-015-0506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00122-015-2561-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00122-015-2558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Twente, Netherlands</text:p>
          </table:table-cell>
          <table:table-cell table:style-name="ce15" office:value-type="string" calcext:value-type="string">
            <text:p>10.1007/s10113-015-0827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00190-015-0835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5" office:value-type="string" calcext:value-type="string">
            <text:p>10.1007/s00384-015-228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University of Groningen, Netherlands</text:p>
          </table:table-cell>
          <table:table-cell table:style-name="ce15" office:value-type="string" calcext:value-type="string">
            <text:p>10.1007/s00330-015-3877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Maastricht University, Netherlands</text:p>
          </table:table-cell>
          <table:table-cell table:style-name="ce15" office:value-type="string" calcext:value-type="string">
            <text:p>10.1007/s10237-015-0699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Radboud University, Netherlands</text:p>
          </table:table-cell>
          <table:table-cell table:style-name="ce15" office:value-type="string" calcext:value-type="string">
            <text:p>10.1007/s11469-015-9567-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Delft University of Technology, Netherlands</text:p>
          </table:table-cell>
          <table:table-cell table:style-name="ce15" office:value-type="string" calcext:value-type="string">
            <text:p>10.1007/s11164-015-2157-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10654-015-0066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mc, Netherlands</text:p>
          </table:table-cell>
          <table:table-cell table:style-name="ce15" office:value-type="string" calcext:value-type="string">
            <text:p>10.1007/s00062-015-0430-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681-015-1517-x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Wageningen University, Netherlands</text:p>
          </table:table-cell>
          <table:table-cell table:style-name="ce15" office:value-type="string" calcext:value-type="string">
            <text:p>10.1007/s10533-015-0124-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VU University Amsterdam, Netherlands</text:p>
          </table:table-cell>
          <table:table-cell table:style-name="ce15" office:value-type="string" calcext:value-type="string">
            <text:p>10.1007/s10551-015-2740-z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rasmus MC, Netherlands</text:p>
          </table:table-cell>
          <table:table-cell table:style-name="ce15" office:value-type="string" calcext:value-type="string">
            <text:p>10.1007/s00330-015-3908-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Eindhoven University of Technology</text:p>
          </table:table-cell>
          <table:table-cell table:style-name="ce15" office:value-type="string" calcext:value-type="string">
            <text:p>10.1140/epjb/e2015-60468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Leiden University, Netherlands</text:p>
          </table:table-cell>
          <table:table-cell table:style-name="ce15" office:value-type="string" calcext:value-type="string">
            <text:p>10.1007/s11117-014-0311-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May 2016'.$A$1" table:cell-range-address="$'July 2015'.$A$1:.$B$1"/>
        </table:named-expressions>
      </table:table>
      <table:table table:name="June 2015" table:style-name="ta13">
        <table:table-column table:style-name="co23" table:default-cell-style-name="Default"/>
        <table:table-column table:style-name="co24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2134-015-043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28-015-178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3758/s13423-015-086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360-015-091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UMC Leiden, Netherlands</text:p>
          </table:table-cell>
          <table:table-cell table:style-name="ce20" office:value-type="string" calcext:value-type="string">
            <text:p>10.1007/s00296-015-331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648-015-931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167-015-366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21-015-436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ungal Biodiversity Center, Netherlands</text:p>
          </table:table-cell>
          <table:table-cell table:style-name="ce20" office:value-type="string" calcext:value-type="string">
            <text:p>10.1007/s11046-015-991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549-015-345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40265-015-041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3758/s13428-015-060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237-015-068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40273-015-030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192-015-269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467-015-312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136-015-101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3758/s13428-015-059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2369-015-030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841-015-047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158-015-126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355-015-089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838-015-929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1747-015-044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270-015-114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916-015-051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457-015-981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3157-015-066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065-015-928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405-015-366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2-015-172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213-015-397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421-015-319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2020-015-063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520-015-278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3758/s13415-015-036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266-015-960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392-015-088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956-015-957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484-015-929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Netherlands Institute of Ecology, Netherlands</text:p>
          </table:table-cell>
          <table:table-cell table:style-name="ce20" office:value-type="string" calcext:value-type="string">
            <text:p>10.1007/s11103-015-033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926-015-958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04-015-152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799-015-015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955-015-128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441-015-221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92-015-2743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219-015-928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1695-015-176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519-015-972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549-015-344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00213-015-398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405-015-3680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311-015-068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245/s10434-015-467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0926-015-958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806-015-955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136-015-103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549-015-344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2072-015-964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198-015-070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40194-015-025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236-015-084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330-015-383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330-015-379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609-015-925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ungal Biodiversity Center, Netherlands</text:p>
          </table:table-cell>
          <table:table-cell table:style-name="ce20" office:value-type="string" calcext:value-type="string">
            <text:p>10.1007/s12281-015-022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348-015-200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192-015-163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792-015-076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1523-015-037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2231-015-930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908-015-049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705-015-970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2308-015-024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00726-015-202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494-015-962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367-015-091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739-015-941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051-015-291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330-015-374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216-015-877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682-015-939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988-015-917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951-015-043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325-015-120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1115-015-031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0880-015-942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UMC Leiden, Netherlands</text:p>
          </table:table-cell>
          <table:table-cell table:style-name="ce20" office:value-type="string" calcext:value-type="string">
            <text:p>10.1007/s00380-015-0703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00134-015-389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10645-015-925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40618-015-032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948-015-966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84-015-225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221-015-435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220-015-239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00520-015-280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551-015-272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018-015-197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68-015-310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40571-015-005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218-015-929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30-015-373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2350-015-016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53-015-663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858-015-069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044-015-946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999-015-437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340-015-004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520-015-2795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902-015-964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964-015-030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095-015-173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228-015-187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40272-015-013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40520-015-039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10964-015-031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265-015-194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520-015-280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40264-015-0302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1060-015-1826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165-015-947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894-015-044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803-015-247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234-015-154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245/s10434-015-463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539-015-949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167-015-366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1136-015-1050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384-015-227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851-015-058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01-015-060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826-015-023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204-015-154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695-015-174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077-015-921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00221-015-436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00259-015-310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869-015-941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3235-015-016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00766-015-023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2061-015-914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205-015-098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170-015-730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00339-015-923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695-015-171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926-015-052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578-015-0553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251-015-935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259-015-308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40272-015-013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584-015-143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228-015-188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027-015-9662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113-015-936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27-015-108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520-015-277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531-015-094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251-015-084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92-015-275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1634-015-021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40264-015-031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330-015-385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551-015-272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0557-015-660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639-015-941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517-015-133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204-015-154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40273-015-029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15" table:style-name="ta14">
        <table:table-column table:style-name="co25" table:default-cell-style-name="Default"/>
        <table:table-column table:style-name="co2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698-015-012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92-015-269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2263-015-046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348-015-1977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964-015-028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00339-015-921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145-015-956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205-015-098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40266-015-027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18-015-132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586-015-399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10-015-112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249-015-053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019-015-964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248-015-987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216-015-875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040-015-126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019-015-964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134-015-944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439-015-156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242-015-051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993-015-936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901-015-944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2281-015-022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225-015-961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185-015-914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158-015-1236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270-015-047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493-015-992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994-015-550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12672-015-022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079-015-934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1926-015-051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62-015-170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67-015-363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330-015-376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10151-015-131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2-015-171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245/s10434-015-460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459-015-9613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25-015-359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40279-015-0339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792-015-075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00420-015-105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45-015-158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466-015-116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99-015-088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16-015-866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198-015-309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2224-015-921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551-015-268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270-015-109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920-015-059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40802-015-002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10143-015-064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Netherlands Interdisciplinary Demographic Institute, Netherlands</text:p>
          </table:table-cell>
          <table:table-cell table:style-name="ce20" office:value-type="string" calcext:value-type="string">
            <text:p>10.1007/s10823-015-926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0926-015-958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611-015-9560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773-015-265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654-015-003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291-015-040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683-015-944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2410-015-934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554-015-067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1897-015-025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04-015-153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032-015-032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464-015-421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306-015-081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479-015-190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26-015-017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247-015-335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13-015-392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509-015-235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1999-015-434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1095-015-170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858-015-993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270-015-112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404-015-158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330-015-380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104-015-249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67-015-364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401-015-142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265-015-963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024-015-927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737-015-053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972-015-943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482-015-0479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640-015-992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432-015-198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259-015-308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220-015-237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787-015-071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262-015-171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40263-015-024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442-015-334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24-015-925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0433-015-034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270-015-239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53-015-655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2154-015-013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204-015-151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125-015-358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519-015-972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357-015-977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356-015-465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5010-015-078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910-015-056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459-015-961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554-015-066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623-015-008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431-015-255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957-015-075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886-015-058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245/s10434-015-460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7-015-052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16-015-8736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10120-015-050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Netherlands Institute of Ecology, Netherlands</text:p>
          </table:table-cell>
          <table:table-cell table:style-name="ce20" office:value-type="string" calcext:value-type="string">
            <text:p>10.1007/s00442-015-334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439-015-155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345-015-159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4-015-278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429-015-103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3524-015-038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84-015-220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2035-015-916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027-015-965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12-015-051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2263-015-046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28-015-186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330-015-379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858-015-994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3235-015-015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59-015-308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027-015-965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681-015-146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113-015-079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14-015-118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3218-015-037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81-015-049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1548-015-121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096-015-239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125-015-360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330-015-378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877-015-970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64-015-422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020-015-061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30-015-375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459-015-960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245/s10434-015-454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018-015-192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689-015-980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404-015-372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394-015-092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032-015-031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40264-015-029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134-015-9446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705-015-969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eertens Institute, Netherlands</text:p>
          </table:table-cell>
          <table:table-cell table:style-name="ce20" office:value-type="string" calcext:value-type="string">
            <text:p>10.1007/s11049-015-929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701-015-051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477-015-107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095-015-169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728-015-029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648-015-931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345-015-156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344-015-091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348-015-197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2186-015-913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2136-015-025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992-015-935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92-015-269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467-015-309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3758/s13423-015-082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23-015-999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051-015-302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125-015-359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520-015-276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330-015-382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245/s10434-015-456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Groningen, Netherlands</text:p>
          </table:table-cell>
          <table:table-cell table:style-name="ce20" office:value-type="string" calcext:value-type="string">
            <text:p>10.1007/s12304-015-924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40262-015-027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113-015-081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3187-015-084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2170-015-046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517-015-131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330-015-377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229-015-077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639-015-939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330-015-378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269-015-100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098-015-049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417-015-302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5010-015-0780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205-015-099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il 2015" table:style-name="ta15">
        <table:table-column table:style-name="co26" table:default-cell-style-name="Default"/>
        <table:table-column table:style-name="co27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198-015-308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198-015-309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654-015-002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040-015-124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2263-015-046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520-015-272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928-015-941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959-015-061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711-015-006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277-015-235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1906-015-055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40802-015-001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902-015-962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134-015-943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849-015-921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40496-015-005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389-015-066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17-015-2997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009-015-037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125-015-358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00431-015-254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1060-015-177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1135-015-0202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683-015-942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3361-015-113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382-015-257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28-015-176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3165-015-011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3361-015-114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34-015-378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34-015-151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116-015-961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1095-015-168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357-015-977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784-015-145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120-015-014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803-015-244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964-015-0287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1745-015-402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330-015-366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336-015-121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40429-015-0053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01-015-142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267-015-048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784-015-022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00348-015-194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1336-015-945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3758/s13428-015-058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910-015-049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881-015-010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068-015-052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696-015-921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198-015-068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1999-015-429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336-015-120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404-015-1581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40279-015-033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240-015-077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3402-015-022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040-015-040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3758/s13414-015-086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408-015-972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623-015-0067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508-015-052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40258-015-016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259-015-304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64-015-272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392-015-084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009-015-0379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0565-015-930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00453-015-000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992-015-934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1307-015-083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198-015-068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751-015-116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223-015-999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330-015-3696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459-015-960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34-015-377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0897-015-983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992-015-936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569-015-022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947-015-151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34-015-377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578-015-054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797-015-935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Open University of The Netherlands, Netherlands</text:p>
          </table:table-cell>
          <table:table-cell table:style-name="ce20" office:value-type="string" calcext:value-type="string">
            <text:p>10.1007/s10639-015-938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583-015-925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2076-015-014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245/s10434-015-455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186-015-9247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168-015-067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28-015-177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784-015-145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02-015-221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355-015-089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30-015-364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802-015-999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796-015-955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67-015-308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095-015-168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018-015-189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3758/s13414-015-089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2369-015-029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418-015-131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548-015-117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03-015-2441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262-015-169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27-015-104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53-015-653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113-015-078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024-015-927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365-015-036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586-015-389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2076-015-014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1151-015-946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119-015-9395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1096-015-009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865-015-963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2035-015-915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980-015-018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2152-015-923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875-015-0152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1548-015-118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437-015-918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03-015-243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548-015-1171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948-015-964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549-015-336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2567-015-008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1406-015-959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429-015-1047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002-015-936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 2015" table:style-name="ta16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489-015-065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247-015-330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270-015-106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111-015-0329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330-015-362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116-015-958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311-015-065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648-015-9300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192-015-262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330-014-349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00186-015-049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926-015-957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205-015-093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336-015-118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031-015-948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01-015-140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806-015-9542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330-015-369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40802-015-0007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750-015-223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198-015-068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609-015-925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40134-015-009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584-015-1344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00270-015-106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259-015-302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649-015-959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0545-015-982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2571-015-0430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115-015-030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2053-015-934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12308-015-0240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82-015-0468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2529-015-947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190-015-0797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00291-015-039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77-015-2340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964-015-026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1948-015-9638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420-015-1047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10456-015-946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104-015-243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038-015-066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811-015-0559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1999-015-425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213-015-3889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032-015-055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5010-015-075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539-015-9483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113-015-0769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520-015-265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3758/s13414-015-087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36-015-022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0143-015-0615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212-015-024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431-015-251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806-015-953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071-015-085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439-015-129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0549-015-335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40804-015-000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853-015-892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221-015-424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425-015-228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345-015-1523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1858-015-068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40474-015-004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787-015-0695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51-015-0834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40474-015-004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1277-015-248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658-015-0639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806-015-9536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009-015-0372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464-015-414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3758/s13414-015-0882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0531-015-089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1136-015-096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681-015-143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00442-015-327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249-015-049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441-015-214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2561-015-9128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198-015-3084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038-015-066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218-015-929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4-015-269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2115-015-987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98-015-3033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3758/s13414-015-084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916-014-0186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1548-015-1164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0689-015-9792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068-015-0507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677-015-9574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677-015-957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677-015-957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806-015-953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indhoven University of Technology, Netherlands</text:p>
          </table:table-cell>
          <table:table-cell table:style-name="ce20" office:value-type="string" calcext:value-type="string">
            <text:p>10.1007/s10544-015-994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00348-015-1934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021-015-986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85-015-086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00199-015-0868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00216-015-861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806-015-9537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1229-015-0714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02-015-9999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3758/s13414-015-0865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714-015-187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508-015-051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MC+, Netherlands</text:p>
          </table:table-cell>
          <table:table-cell table:style-name="ce20" office:value-type="string" calcext:value-type="string">
            <text:p>10.1007/s12265-015-961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mc, Netherlands</text:p>
          </table:table-cell>
          <table:table-cell table:style-name="ce20" office:value-type="string" calcext:value-type="string">
            <text:p>10.1007/s00415-015-768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802-015-998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920-015-054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10992-015-9355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120-015-0097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734-015-986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00431-015-250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2350-015-009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802-015-999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10741-015-948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798-015-9305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0677-015-957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784-015-927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0877-015-968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40264-015-028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trecht University, Netherlands</text:p>
          </table:table-cell>
          <table:table-cell table:style-name="ce20" office:value-type="string" calcext:value-type="string">
            <text:p>10.1007/s00224-015-9616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00520-015-267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0729-015-932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237-015-066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70-015-1069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265-015-1891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432-015-193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336-015-9445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00148-015-0552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3758/s13415-015-0344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437-015-9181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0484-015-9268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0654-015-999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00198-014-302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2108-015-9254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664-015-9362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027-015-964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021-015-9855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0701-015-988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266-015-955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Maastricht University, Netherlands</text:p>
          </table:table-cell>
          <table:table-cell table:style-name="ce20" office:value-type="string" calcext:value-type="string">
            <text:p>10.1007/s10551-015-262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2142-015-0353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ilburg University - Netherlands</text:p>
          </table:table-cell>
          <table:table-cell table:style-name="ce20" office:value-type="string" calcext:value-type="string">
            <text:p>10.1007/s11109-015-930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00405-015-359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MC, Netherlands</text:p>
          </table:table-cell>
          <table:table-cell table:style-name="ce20" office:value-type="string" calcext:value-type="string">
            <text:p>10.1007/s12576-015-037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280-015-273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262-015-167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 Utrecht, Netherlands</text:p>
          </table:table-cell>
          <table:table-cell table:style-name="ce20" office:value-type="string" calcext:value-type="string">
            <text:p>10.1007/s00428-015-173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 University, Netherlands</text:p>
          </table:table-cell>
          <table:table-cell table:style-name="ce20" office:value-type="string" calcext:value-type="string">
            <text:p>10.1007/s11145-015-9558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40473-015-0036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664-015-9363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MCG, Netherlands</text:p>
          </table:table-cell>
          <table:table-cell table:style-name="ce20" office:value-type="string" calcext:value-type="string">
            <text:p>10.1007/s11325-014-1111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1027-015-9646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0971-015-368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00404-015-368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551-015-2610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252-015-044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1947-015-150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007/s10853-015-894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10862-015-9482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Wageningen University, Netherlands</text:p>
          </table:table-cell>
          <table:table-cell table:style-name="ce20" office:value-type="string" calcext:value-type="string">
            <text:p>10.1007/s10745-015-9733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Groningen, Netherlands</text:p>
          </table:table-cell>
          <table:table-cell table:style-name="ce20" office:value-type="string" calcext:value-type="string">
            <text:p>10.1007/s10741-015-9479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00204-015-148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University of Twente, Netherlands</text:p>
          </table:table-cell>
          <table:table-cell table:style-name="ce20" office:value-type="string" calcext:value-type="string">
            <text:p>10.1007/s11423-015-9378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MC, Netherlands</text:p>
          </table:table-cell>
          <table:table-cell table:style-name="ce20" office:value-type="string" calcext:value-type="string">
            <text:p>10.1007/s00213-015-389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Radboudumc, Netherlands</text:p>
          </table:table-cell>
          <table:table-cell table:style-name="ce20" office:value-type="string" calcext:value-type="string">
            <text:p>10.1007/s00464-015-414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Erasmus University Rotterdam, Netherlands</text:p>
          </table:table-cell>
          <table:table-cell table:style-name="ce20" office:value-type="string" calcext:value-type="string">
            <text:p>10.1007/s11205-015-092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VU University Amsterdam, Netherlands</text:p>
          </table:table-cell>
          <table:table-cell table:style-name="ce20" office:value-type="string" calcext:value-type="string">
            <text:p>10.1007/s10646-015-1439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Leiden University, Netherlands</text:p>
          </table:table-cell>
          <table:table-cell table:style-name="ce20" office:value-type="string" calcext:value-type="string">
            <text:p>10.1007/s10530-015-0879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Delft University of Technology, Netherlands</text:p>
          </table:table-cell>
          <table:table-cell table:style-name="ce20" office:value-type="string" calcext:value-type="string">
            <text:p>10.1140/epjb/e2015-50671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University of Amsterdam, Netherlands</text:p>
          </table:table-cell>
          <table:table-cell table:style-name="ce20" office:value-type="string" calcext:value-type="string">
            <text:p>10.1007/s11218-014-9265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ruary 2015" table:style-name="ta17">
        <office:forms form:automatic-focus="false" form:apply-design-mode="false"/>
        <table:table-column table:style-name="co30" table:default-cell-style-name="ce22"/>
        <table:table-column table:style-name="co31" table:default-cell-style-name="ce22"/>
        <table:table-column table:style-name="co6" table:number-columns-repeated="2" table:default-cell-style-name="ce22"/>
        <table:table-column table:style-name="co6" table:default-cell-style-name="ce6"/>
        <table:table-column table:style-name="co6" table:number-columns-repeated="1007" table:default-cell-style-name="ce22"/>
        <table:table-column table:style-name="co6" table:number-columns-repeated="12" table:default-cell-style-name="ce6"/>
        <table:table-row table:style-name="ro2">
          <table:table-cell table:style-name="Default" office:value-type="string" calcext:value-type="string">
            <text:p>Institution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12265-015-9612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0853-015-8844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10519-015-9708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00415-015-7652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Amsterdam, Netherlands</text:p>
          </table:table-cell>
          <table:table-cell office:value-type="string" calcext:value-type="string">
            <text:p>10.1007/s10551-015-2556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187-015-9642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0886-015-0551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12035-015-9103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269-015-0942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0566-015-9306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13365-015-0324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10096-015-2312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784-015-1407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245/s10434-015-4385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00340-015-6035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145-015-9551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205-015-0899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205-015-0898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Amsterdam, Netherlands</text:p>
          </table:table-cell>
          <table:table-cell office:value-type="string" calcext:value-type="string">
            <text:p>10.1007/s10849-015-9215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00028-015-0272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2076-015-0139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307-015-0834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1027-015-9637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1187-015-9640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1571-015-9331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13402-015-0218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1239-015-1180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G, Netherlands</text:p>
          </table:table-cell>
          <table:table-cell office:value-type="string" calcext:value-type="string">
            <text:p>10.1007/s10926-015-9569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00586-015-3803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1605-015-2764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00429-015-0999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0236-015-0813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787-015-0681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1307-015-0831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0519-015-9713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914-015-0264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10151-015-1285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1102-015-0645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40271-015-0118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464-015-4091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0802-015-9974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2232-015-0223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914-015-0256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10566-015-9304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40264-015-0265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G, Netherlands</text:p>
          </table:table-cell>
          <table:table-cell office:value-type="string" calcext:value-type="string">
            <text:p>10.1007/s11136-015-0929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027-015-9633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1858-015-0677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330-015-3605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00268-015-3005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00428-015-1733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1695-015-1581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0519-015-9712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1007/s10551-015-2571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1914-015-0266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0648-015-9297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077-015-9214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MC+, Netherlands</text:p>
          </table:table-cell>
          <table:table-cell office:value-type="string" calcext:value-type="string">
            <text:p>10.1245/s10434-015-4413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2110-015-9222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223-015-9968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0569-015-9603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00401-015-1399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10545-014-9809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00221-015-4206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10397-015-0878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428-015-1719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MC+, Netherlands</text:p>
          </table:table-cell>
          <table:table-cell office:value-type="string" calcext:value-type="string">
            <text:p>10.1007/s00345-015-1479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en University of The Netherlands, Netherlands</text:p>
          </table:table-cell>
          <table:table-cell office:value-type="string" calcext:value-type="string">
            <text:p>10.1007/s11251-015-9346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065-015-9278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0111-015-0325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0439-015-1271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en University of The Netherlands, Netherlands</text:p>
          </table:table-cell>
          <table:table-cell office:value-type="string" calcext:value-type="string">
            <text:p>10.1007/s10459-015-9589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0549-015-3294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520-015-2622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2207-015-9215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00440-015-0619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00296-015-3230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00262-015-1657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3758/s13423-015-0807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1060-015-1741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1004-015-9584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0151-015-1265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787-015-0684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00421-015-3135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dhoven University of Technology, Netherlands</text:p>
          </table:table-cell>
          <table:table-cell office:value-type="string" calcext:value-type="string">
            <text:p>10.1007/s00454-015-9666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0802-015-9989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40273-015-0259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00122-015-2480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3758/s13415-015-0342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00221-015-4233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10750-014-2162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00256-015-2102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G, Netherlands</text:p>
          </table:table-cell>
          <table:table-cell office:value-type="string" calcext:value-type="string">
            <text:p>10.1007/s00134-015-3667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259-014-2980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11938-014-0043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00291-015-0388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10549-015-3281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13139-015-0321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0459-015-9585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1007/s10803-015-2372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1007/s11306-015-0785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208/s12248-015-9724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11061-015-9429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0802-015-9985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1468-015-9900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00062-015-0375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00213-015-3879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00418-015-1312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11558-015-9213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0152-014-0419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40272-014-0116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00601-014-0943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0649-015-9593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1634-015-0198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00134-015-3666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00005-015-0329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dhoven University of Technology, Netherlands</text:p>
          </table:table-cell>
          <table:table-cell office:value-type="string" calcext:value-type="string">
            <text:p>10.1007/s00607-015-0442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259-014-2986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11307-015-0826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 Utrecht, Netherlands</text:p>
          </table:table-cell>
          <table:table-cell office:value-type="string" calcext:value-type="string">
            <text:p>10.1007/s10689-015-9788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40620-015-0178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00787-015-0688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0597-015-9839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2061-015-9135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948-015-9634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0113-015-0771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MC+, Netherlands</text:p>
          </table:table-cell>
          <table:table-cell office:value-type="string" calcext:value-type="string">
            <text:p>10.1007/s00330-015-3607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MCG, Netherlands</text:p>
          </table:table-cell>
          <table:table-cell office:value-type="string" calcext:value-type="string">
            <text:p>10.1007/s00345-015-1507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00395-015-0474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40262-015-0239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0897-015-9822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40273-015-0260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1914-015-0260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11605-015-2745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00233-015-9689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0677-015-9564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dhoven University of Technology, Netherlands</text:p>
          </table:table-cell>
          <table:table-cell office:value-type="string" calcext:value-type="string">
            <text:p>10.1007/s11590-015-0858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00167-015-3518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1238-015-9486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3225-015-0320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12021-014-9258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116-015-9584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mc, Netherlands</text:p>
          </table:table-cell>
          <table:table-cell office:value-type="string" calcext:value-type="string">
            <text:p>10.1007/s10554-015-0618-x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00402-015-2156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0804-015-9207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3235-015-0144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Groningen, Netherlands</text:p>
          </table:table-cell>
          <table:table-cell office:value-type="string" calcext:value-type="string">
            <text:p>10.1007/s00420-015-1032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2553-015-0095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00420-015-1025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MC, Netherlands</text:p>
          </table:table-cell>
          <table:table-cell office:value-type="string" calcext:value-type="string">
            <text:p>10.1007/s00296-015-3235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astricht University, Netherlands</text:p>
          </table:table-cell>
          <table:table-cell office:value-type="string" calcext:value-type="string">
            <text:p>10.1007/s10389-015-0657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187-015-9633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948-015-9627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440-015-0366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dhoven University of Technology, Netherlands</text:p>
          </table:table-cell>
          <table:table-cell office:value-type="string" calcext:value-type="string">
            <text:p>10.1007/s12369-015-0280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Amsterdam, Netherlands</text:p>
          </table:table-cell>
          <table:table-cell office:value-type="string" calcext:value-type="string">
            <text:p>10.1007/s11557-015-1023-5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1136-015-0932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00348-015-1909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0236-015-0809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007/s11116-015-9580-7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0336-015-1159-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00262-015-1663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geningen University, Netherlands</text:p>
          </table:table-cell>
          <table:table-cell office:value-type="string" calcext:value-type="string">
            <text:p>10.1007/s13347-015-0190-2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027-015-9634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00348-015-1915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C, Netherlands</text:p>
          </table:table-cell>
          <table:table-cell office:value-type="string" calcext:value-type="string">
            <text:p>10.1007/s40257-015-0114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iden University, Netherlands</text:p>
          </table:table-cell>
          <table:table-cell office:value-type="string" calcext:value-type="string">
            <text:p>10.1007/s10741-015-9476-9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Amsterdam, Netherlands</text:p>
          </table:table-cell>
          <table:table-cell office:value-type="string" calcext:value-type="string">
            <text:p>10.3758/s13428-015-0563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ndhoven University of Technology, Netherlands</text:p>
          </table:table-cell>
          <table:table-cell office:value-type="string" calcext:value-type="string">
            <text:p>10.1007/s00607-015-0441-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recht University, Netherlands</text:p>
          </table:table-cell>
          <table:table-cell office:value-type="string" calcext:value-type="string">
            <text:p>10.1007/s10668-015-9636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1205-015-0897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asmus University Rotterdam, Netherlands</text:p>
          </table:table-cell>
          <table:table-cell office:value-type="string" calcext:value-type="string">
            <text:p>10.1007/s10826-015-0144-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 University, Netherlands</text:p>
          </table:table-cell>
          <table:table-cell office:value-type="string" calcext:value-type="string">
            <text:p>10.1007/s00259-015-3002-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ft University of Technology, Netherlands</text:p>
          </table:table-cell>
          <table:table-cell office:value-type="string" calcext:value-type="string">
            <text:p>10.1007/s11306-015-0781-z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boudumc, Netherlands</text:p>
          </table:table-cell>
          <table:table-cell office:value-type="string" calcext:value-type="string">
            <text:p>10.1007/s00262-015-1668-6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versity of Twente, Netherlands</text:p>
          </table:table-cell>
          <table:table-cell office:value-type="string" calcext:value-type="string">
            <text:p>10.1007/s12289-015-1221-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 University Amsterdam, Netherlands</text:p>
          </table:table-cell>
          <table:table-cell office:value-type="string" calcext:value-type="string">
            <text:p>10.1140/epjd/e2015-50843-y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uary 2015" table:style-name="ta18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" table:number-columns-repeated="1022" table:default-cell-style-name="Default"/>
        <table:table-row table:style-name="ro1">
          <table:table-cell table:style-name="ce24" office:value-type="string" calcext:value-type="string">
            <text:p>Institution</text:p>
          </table:table-cell>
          <table:table-cell table:style-name="ce24" office:value-type="string" calcext:value-type="string">
            <text:p>DOI</text:p>
          </table:table-cell>
          <table:table-cell office:value-type="string" calcext:value-type="string">
            <text:p>is_hybrid</text:p>
          </table:table-cell>
          <table:table-cell office:value-type="string" calcext:value-type="string">
            <text:p>period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AMC, Netherlands</text:p>
          </table:table-cell>
          <table:table-cell table:style-name="ce25" office:value-type="string" calcext:value-type="string">
            <text:p>10.1007/s00420-015-1022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Delft University of Technology, Netherlands</text:p>
          </table:table-cell>
          <table:table-cell table:style-name="ce25" office:value-type="string" calcext:value-type="string">
            <text:p>10.1007/s00466-015-112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Delft University of Technology, Netherlands</text:p>
          </table:table-cell>
          <table:table-cell table:style-name="ce25" office:value-type="string" calcext:value-type="string">
            <text:p>10.1007/s00253-014-635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indhoven University of Technology, Netherlands</text:p>
          </table:table-cell>
          <table:table-cell table:style-name="ce25" office:value-type="string" calcext:value-type="string">
            <text:p>10.1007/s13218-015-0348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indhoven University of Technology, Netherlands</text:p>
          </table:table-cell>
          <table:table-cell table:style-name="ce25" office:value-type="string" calcext:value-type="string">
            <text:p>10.1007/s10237-015-0649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MC, Netherlands</text:p>
          </table:table-cell>
          <table:table-cell table:style-name="ce25" office:value-type="string" calcext:value-type="string">
            <text:p>10.1007/s10554-015-0591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MC, Netherlands</text:p>
          </table:table-cell>
          <table:table-cell table:style-name="ce25" office:value-type="string" calcext:value-type="string">
            <text:p>10.1007/s10877-014-9653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MC, Netherlands</text:p>
          </table:table-cell>
          <table:table-cell table:style-name="ce25" office:value-type="string" calcext:value-type="string">
            <text:p>10.1007/s12529-015-946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University Rotterdam, Netherlands</text:p>
          </table:table-cell>
          <table:table-cell table:style-name="ce25" office:value-type="string" calcext:value-type="string">
            <text:p>10.1007/s10754-015-916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University Rotterdam, Netherlands</text:p>
          </table:table-cell>
          <table:table-cell table:style-name="ce25" office:value-type="string" calcext:value-type="string">
            <text:p>10.1007/s10754-015-9164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Erasmus University Rotterdam, Netherlands</text:p>
          </table:table-cell>
          <table:table-cell table:style-name="ce25" office:value-type="string" calcext:value-type="string">
            <text:p>10.1007/s00405-015-3495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00429-014-0975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10880-015-9417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10549-015-326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10803-015-2363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00296-015-3211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11095-015-1634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10689-015-9780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Leiden University, Netherlands</text:p>
          </table:table-cell>
          <table:table-cell table:style-name="ce25" office:value-type="string" calcext:value-type="string">
            <text:p>10.1007/s00586-014-3748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Maastricht University, Netherlands</text:p>
          </table:table-cell>
          <table:table-cell table:style-name="ce25" office:value-type="string" calcext:value-type="string">
            <text:p>10.1007/s13679-015-0139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 University, Netherlands</text:p>
          </table:table-cell>
          <table:table-cell table:style-name="ce25" office:value-type="string" calcext:value-type="string">
            <text:p>10.1007/s11747-015-042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 University, Netherlands</text:p>
          </table:table-cell>
          <table:table-cell table:style-name="ce25" office:value-type="string" calcext:value-type="string">
            <text:p>10.1007/s00208-014-1167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 University, Netherlands</text:p>
          </table:table-cell>
          <table:table-cell table:style-name="ce25" office:value-type="string" calcext:value-type="string">
            <text:p>10.1007/s11251-015-9344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 University, Netherlands</text:p>
          </table:table-cell>
          <table:table-cell table:style-name="ce25" office:value-type="string" calcext:value-type="string">
            <text:p>10.1007/s10806-015-9530-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 University, Netherlands</text:p>
          </table:table-cell>
          <table:table-cell table:style-name="ce25" office:value-type="string" calcext:value-type="string">
            <text:p>10.1007/s10826-015-0122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umc, Netherlands</text:p>
          </table:table-cell>
          <table:table-cell table:style-name="ce25" office:value-type="string" calcext:value-type="string">
            <text:p>10.1007/s10151-015-1267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Radboudumc, Netherlands</text:p>
          </table:table-cell>
          <table:table-cell table:style-name="ce25" office:value-type="string" calcext:value-type="string">
            <text:p>10.1007/s00405-015-3508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MC Utrecht, Netherlands</text:p>
          </table:table-cell>
          <table:table-cell table:style-name="ce25" office:value-type="string" calcext:value-type="string">
            <text:p>10.1007/s11096-015-0066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MC Utrecht, Netherlands</text:p>
          </table:table-cell>
          <table:table-cell table:style-name="ce25" office:value-type="string" calcext:value-type="string">
            <text:p>10.1007/s00520-015-2603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MC Utrecht, Netherlands</text:p>
          </table:table-cell>
          <table:table-cell table:style-name="ce25" office:value-type="string" calcext:value-type="string">
            <text:p>10.1007/s40271-015-0115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MC Utrecht, Netherlands</text:p>
          </table:table-cell>
          <table:table-cell table:style-name="ce25" office:value-type="string" calcext:value-type="string">
            <text:p>10.1007/s00234-015-1486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MCG, Netherlands</text:p>
          </table:table-cell>
          <table:table-cell table:style-name="ce25" office:value-type="string" calcext:value-type="string">
            <text:p>10.1007/s11307-015-0824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0802-014-997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1192-015-1527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1017-015-9321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1092-015-9212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0545-015-9811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10608-014-9667-z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Groningen, Netherlands</text:p>
          </table:table-cell>
          <table:table-cell table:style-name="ce25" office:value-type="string" calcext:value-type="string">
            <text:p>10.1007/s00601-014-0940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1251-014-9340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00429-015-0992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0726-014-9426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0493-015-9878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3042-015-0328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0961-014-9389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0826-015-0137-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Amsterdam, Netherlands</text:p>
          </table:table-cell>
          <table:table-cell table:style-name="ce25" office:value-type="string" calcext:value-type="string">
            <text:p>10.1007/s10896-014-9668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00373-014-152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10676-015-9361-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40273-014-0251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13235-015-0136-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10676-015-936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niversity of Twente, Netherlands</text:p>
          </table:table-cell>
          <table:table-cell table:style-name="ce25" office:value-type="string" calcext:value-type="string">
            <text:p>10.1007/s00520-015-2605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trecht University, Netherlands</text:p>
          </table:table-cell>
          <table:table-cell table:style-name="ce25" office:value-type="string" calcext:value-type="string">
            <text:p>10.1007/s10440-015-0006-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Utrecht University, Netherlands</text:p>
          </table:table-cell>
          <table:table-cell table:style-name="ce25" office:value-type="string" calcext:value-type="string">
            <text:p>10.1007/s10902-015-9616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VU University Amsterdam, Netherlands</text:p>
          </table:table-cell>
          <table:table-cell table:style-name="ce25" office:value-type="string" calcext:value-type="string">
            <text:p>10.1007/s10726-015-9429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VU University Amsterdam, Netherlands</text:p>
          </table:table-cell>
          <table:table-cell table:style-name="ce25" office:value-type="string" calcext:value-type="string">
            <text:p>10.1007/s00787-015-0680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VU University Amsterdam, Netherlands</text:p>
          </table:table-cell>
          <table:table-cell table:style-name="ce25" office:value-type="string" calcext:value-type="string">
            <text:p>10.1007/s10803-014-235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Vumc, Netherlands</text:p>
          </table:table-cell>
          <table:table-cell table:style-name="ce25" office:value-type="string" calcext:value-type="string">
            <text:p>10.1007/s00401-015-1382-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Wageningen University, Netherlands</text:p>
          </table:table-cell>
          <table:table-cell table:style-name="ce25" office:value-type="string" calcext:value-type="string">
            <text:p>10.1007/s10681-015-1363-x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Wageningen University, Netherlands</text:p>
          </table:table-cell>
          <table:table-cell table:style-name="ce25" office:value-type="string" calcext:value-type="string">
            <text:p>10.1007/s11269-015-0923-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Wageningen University, Netherlands</text:p>
          </table:table-cell>
          <table:table-cell table:style-name="ce25" office:value-type="string" calcext:value-type="string">
            <text:p>10.1007/s11150-015-9280-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Wageningen University, Netherlands</text:p>
          </table:table-cell>
          <table:table-cell table:style-name="ce25" office:value-type="string" calcext:value-type="string">
            <text:p>10.1007/s00442-015-3220-y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Wageningen University, Netherlands</text:p>
          </table:table-cell>
          <table:table-cell table:style-name="ce25" office:value-type="string" calcext:value-type="string">
            <text:p>10.1007/s11540-015-9282-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Wageningen University, Netherlands</text:p>
          </table:table-cell>
          <table:table-cell table:style-name="ce26" office:value-type="string" calcext:value-type="string">
            <text:p>10.1007/s10479-015-1793-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May 2016'.$A$1" table:cell-range-address="$'January 2015'.$A$1:.$B$66"/>
        </table:named-expressions>
      </table:table>
      <table:named-expressions/>
      <table:database-ranges>
        <table:database-range table:name="Tabelle1" table:target-range-address="'February 2015'.B1:'February 2015'.B178" table:display-filter-buttons="true"/>
        <table:database-range table:name="Tabelle10" table:target-range-address="'January 2016'.A1:'January 2016'.B159" table:display-filter-buttons="true"/>
        <table:database-range table:name="Tabelle11" table:target-range-address="'September 2015'.A1:'September 2015'.B196" table:display-filter-buttons="true"/>
        <table:database-range table:name="Tabelle13" table:target-range-address="'March 2016'.A1:'March 2016'.B186" table:display-filter-buttons="true"/>
        <table:database-range table:name="Tabelle1313" table:target-range-address="'April 2016'.A1:'April 2016'.B198" table:display-filter-buttons="true"/>
        <table:database-range table:name="Tabelle131315" table:target-range-address="'May 2016'.A1:'May 2016'.B184" table:display-filter-buttons="true"/>
        <table:database-range table:name="Tabelle2" table:target-range-address="'January 2015'.A1:'January 2015'.B66" table:display-filter-buttons="true"/>
        <table:database-range table:name="Tabelle3" table:target-range-address="'April 2015'.A1:'April 2015'.B134" table:display-filter-buttons="true"/>
        <table:database-range table:name="Tabelle4" table:target-range-address="'March 2015'.A1:'March 2015'.B178" table:display-filter-buttons="true"/>
        <table:database-range table:name="Tabelle5" table:target-range-address="'Pipeline as of June 01'.A1:'Pipeline as of June 01'.B42" table:display-filter-buttons="true"/>
        <table:database-range table:name="Tabelle6" table:target-range-address="'May 2015'.A1:'May 2015'.B195" table:display-filter-buttons="true"/>
        <table:database-range table:name="Tabelle7" table:target-range-address="'June 2015'.A1:'June 2015'.B170" table:display-filter-buttons="true"/>
        <table:database-range table:name="Tabelle8" table:target-range-address="'August 2015'.A1:'August 2015'.B187" table:display-filter-buttons="true"/>
        <table:database-range table:name="Tabelle9" table:target-range-address="'October 2015'.A1:'October 2015'.B173" table:display-filter-buttons="true"/>
        <table:database-range table:name="__Anonymous_Sheet_DB__11" table:target-range-address="'July 2015'.A1:'July 2015'.B1" table:display-filter-buttons="true"/>
        <table:database-range table:name="__Anonymous_Sheet_DB__17" table:target-range-address="'January 2015'.A1:'January 2015'.B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51pt 1.5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y_20_2016" style:display-name="PageStyle_May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_20_2016" style:display-name="PageStyle_April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ember_20_2015" style:display-name="PageStyle_December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er_20_2015" style:display-name="PageStyle_November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uary_20_2016" style:display-name="PageStyle_January 20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peline_20_as_20_of_20_June_20_01" style:display-name="PageStyle_Pipeline as of June 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gust_20_2015" style:display-name="PageStyle_August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ober_20_2015" style:display-name="PageStyle_October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_20_2015" style:display-name="PageStyle_June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y_20_2016" style:display-name="PageStyle_February 20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ptember_20_2015" style:display-name="PageStyle_September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_20_2015" style:display-name="PageStyle_July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_20_2016" style:display-name="PageStyle_March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_20_2015" style:display-name="PageStyle_March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ril_20_2015" style:display-name="PageStyle_April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uary_20_2015" style:display-name="PageStyle_January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bruary_20_2015" style:display-name="PageStyle_February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y_20_2015" style:display-name="PageStyle_May 20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Fladt</meta:initial-creator>
    <meta:creation-date>2015-02-04T09:05:18</meta:creation-date>
    <dc:date>2016-07-28T09:37:38.221849283</dc:date>
    <meta:editing-duration>PT48M13S</meta:editing-duration>
    <meta:generator>LibreOffice/5.1.5.1$Linux_X86_64 LibreOffice_project/10m0$Build-1</meta:generator>
    <meta:editing-cycles>21</meta:editing-cycles>
    <meta:document-statistic meta:table-count="18" meta:cell-count="11640" meta:object-count="0"/>
    <meta:user-defined meta:name="AppVersion">14.0300</meta:user-defined>
    <meta:user-defined meta:name="Company">Springer-SB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